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5.06pt"/>
    </style:style>
    <style:style style:name="co2" style:family="table-column">
      <style:table-column-properties fo:break-before="auto" style:column-width="70.64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87.3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fo:background-color="#ff9900"/>
    </style:style>
    <style:style style:name="ce4" style:family="table-cell" style:parent-style-name="Default">
      <style:text-properties fo:color="#ff3333" fo:font-weight="bold" style:font-weight-asian="bold" style:font-weight-complex="bold"/>
    </style:style>
    <style:style style:name="ce5" style:family="table-cell" style:parent-style-name="Default" style:data-style-name="N121"/>
    <style:style style:name="ce6" style:family="table-cell" style:parent-style-name="Default" style:data-style-name="N121">
      <style:table-cell-properties fo:background-color="#ff9900"/>
    </style:style>
    <style:style style:name="ce7" style:family="table-cell" style:parent-style-name="Default" style:data-style-name="N122"/>
    <style:style style:name="ce8" style:family="table-cell" style:parent-style-name="Default">
      <style:text-properties style:use-window-font-color="true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objective function stuff" table:style-name="ta1">
        <table:shapes>
          <draw:frame draw:z-index="0" draw:style-name="gr1" draw:text-style-name="P1" svg:width="794.27pt" svg:height="518.37pt" svg:x="938.32pt" svg:y="207.69pt">
            <loext:p draw:notify-on-update-of-ranges="'objective function stuff'.R7:'objective function stuff'.R33 'objective function stuff'.S7:'objective function stuff'.S33 'objective function stuff'.R7:'objective function stuff'.R33 'objective function stuff'.T7:'objective function stuff'.T33 'objective function stuff'.R7:'objective function stuff'.R33 'objective function stuff'.U7:'objective function stuff'.U33 'objective function stuff'.R7:'objective function stuff'.R33 'objective function stuff'.V7:'objective function stuff'.V33 'objective function stuff'.R7:'objective function stuff'.R33 'objective function stuff'.W7:'objective function stuff'.W3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8" table:default-cell-style-name="Default"/>
        <table:table-column table:style-name="co3" table:number-columns-repeated="2" table:default-cell-style-name="ce5"/>
        <table:table-column table:style-name="co3" table:number-columns-repeated="11" table:default-cell-style-name="Default"/>
        <table:table-row table:style-name="ro1">
          <table:table-cell table:number-columns-repeated="3"/>
          <table:table-cell table:style-name="ce2" office:value-type="string" calcext:value-type="string">
            <text:p>CPU</text:p>
          </table:table-cell>
          <table:table-cell table:style-name="ce2" office:value-type="string" calcext:value-type="string">
            <text:p>965M</text:p>
          </table:table-cell>
          <table:table-cell table:number-columns-repeated="4"/>
          <table:table-cell table:number-columns-repeated="2" office:value-type="string" calcext:value-type="string">
            <text:p>%diff CPU/965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 table:number-columns-spanned="1" table:number-rows-spanned="10">
            <text:p>P=0</text:p>
          </table:table-cell>
          <table:table-cell table:style-name="ce1" office:value-type="string" calcext:value-type="string" table:number-columns-spanned="1" table:number-rows-spanned="2">
            <text:p>Before mnbrak</text:p>
          </table:table-cell>
          <table:table-cell office:value-type="string" calcext:value-type="string">
            <text:p>ax</text:p>
          </table:table-cell>
          <table:table-cell table:number-columns-repeated="2" office:value-type="float" office:value="108.411" calcext:value-type="float">
            <text:p>108.411</text:p>
          </table:table-cell>
          <table:table-cell table:number-columns-repeated="4"/>
          <table:table-cell table:style-name="ce5"/>
          <table:table-cell table:number-columns-repeated="13"/>
        </table:table-row>
        <table:table-row table:style-name="ro1">
          <table:covered-table-cell/>
          <table:covered-table-cell table:style-name="ce1"/>
          <table:table-cell office:value-type="string" calcext:value-type="string">
            <text:p>bx</text:p>
          </table:table-cell>
          <table:table-cell table:number-columns-repeated="2" office:value-type="float" office:value="110.411" calcext:value-type="float">
            <text:p>110.411</text:p>
          </table:table-cell>
          <table:table-cell table:number-columns-repeated="4"/>
          <table:table-cell table:style-name="ce5"/>
          <table:table-cell table:number-columns-repeated="13"/>
        </table:table-row>
        <table:table-row table:style-name="ro1">
          <table:covered-table-cell/>
          <table:table-cell table:style-name="ce1" office:value-type="string" calcext:value-type="string" table:number-columns-spanned="1" table:number-rows-spanned="6">
            <text:p>after mnbrak</text:p>
          </table:table-cell>
          <table:table-cell office:value-type="string" calcext:value-type="string">
            <text:p>ax</text:p>
          </table:table-cell>
          <table:table-cell table:number-columns-repeated="2" office:value-type="float" office:value="110.411" calcext:value-type="float">
            <text:p>110.411</text:p>
          </table:table-cell>
          <table:table-cell table:number-columns-repeated="4"/>
          <table:table-cell table:style-name="ce5"/>
          <table:table-cell table:number-columns-repeated="13"/>
        </table:table-row>
        <table:table-row table:style-name="ro1">
          <table:covered-table-cell/>
          <table:covered-table-cell table:style-name="ce1"/>
          <table:table-cell office:value-type="string" calcext:value-type="string">
            <text:p>bx</text:p>
          </table:table-cell>
          <table:table-cell table:number-columns-repeated="2" office:value-type="float" office:value="108.411" calcext:value-type="float">
            <text:p>108.411</text:p>
          </table:table-cell>
          <table:table-cell table:number-columns-repeated="4"/>
          <table:table-cell table:style-name="ce5"/>
          <table:table-cell table:number-columns-repeated="13"/>
        </table:table-row>
        <table:table-row table:style-name="ro1">
          <table:covered-table-cell/>
          <table:covered-table-cell table:style-name="ce1"/>
          <table:table-cell office:value-type="string" calcext:value-type="string">
            <text:p>cx</text:p>
          </table:table-cell>
          <table:table-cell table:number-columns-repeated="2" office:value-type="float" office:value="105.175" calcext:value-type="float">
            <text:p>105.175</text:p>
          </table:table-cell>
          <table:table-cell table:number-columns-repeated="4"/>
          <table:table-cell table:style-name="ce5"/>
          <table:table-cell table:number-columns-repeated="13"/>
        </table:table-row>
        <table:table-row table:style-name="ro1">
          <table:covered-table-cell/>
          <table:covered-table-cell table:style-name="ce1"/>
          <table:table-cell office:value-type="string" calcext:value-type="string">
            <text:p>obja</text:p>
          </table:table-cell>
          <table:table-cell office:value-type="float" office:value="2.685591947" calcext:value-type="float">
            <text:p>2.685591947</text:p>
          </table:table-cell>
          <table:table-cell office:value-type="float" office:value="2.682855348" calcext:value-type="float">
            <text:p>2.682855348</text:p>
          </table:table-cell>
          <table:table-cell office:value-type="float" office:value="2.68549684" calcext:value-type="float">
            <text:p>2.68549684</text:p>
          </table:table-cell>
          <table:table-cell office:value-type="float" office:value="2.685542097" calcext:value-type="float">
            <text:p>2.685542097</text:p>
          </table:table-cell>
          <table:table-cell office:value-type="float" office:value="2.686127485" calcext:value-type="float">
            <text:p>2.686127485</text:p>
          </table:table-cell>
          <table:table-cell office:value-type="float" office:value="2.685455296" calcext:value-type="float">
            <text:p>2.685455296</text:p>
          </table:table-cell>
          <table:table-cell table:style-name="ce5" table:formula="of:=([.E7]-[.D7])/[.D7]" office:value-type="percentage" office:value="-0.00101899285297488" calcext:value-type="percentage">
            <text:p>-0.102%</text:p>
          </table:table-cell>
          <table:table-cell table:formula="of:=([.F7]-[.D7])/[.D7]" office:value-type="percentage" office:value="-0.000035413794007749" calcext:value-type="percentage">
            <text:p>-0.004%</text:p>
          </table:table-cell>
          <table:table-cell table:formula="of:=([.G7]-[.D7])/[.D7]" office:value-type="percentage" office:value="-0.000018562015743156" calcext:value-type="percentage">
            <text:p>-0.002%</text:p>
          </table:table-cell>
          <table:table-cell table:style-name="ce5" table:formula="of:=([.H7]-[.D7])/[.D7]" office:value-type="percentage" office:value="0.000199411530332638" calcext:value-type="percentage">
            <text:p>0.020%</text:p>
          </table:table-cell>
          <table:table-cell table:style-name="ce5" table:formula="of:=([.I7]-[.D7])/[.D7]" office:value-type="percentage" office:value="-0.000050883009294354" calcext:value-type="percentage">
            <text:p>-0.005%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7" office:value-type="percentage" office:value="-0.00101899285297488" calcext:value-type="percentage">
            <text:p>-0.1019%</text:p>
          </table:table-cell>
          <table:table-cell table:style-name="ce7" office:value-type="percentage" office:value="-0.000035413794007749" calcext:value-type="percentage">
            <text:p>-0.0035%</text:p>
          </table:table-cell>
          <table:table-cell table:style-name="ce5" office:value-type="percentage" office:value="-0.000018562015743156" calcext:value-type="percentage">
            <text:p>-0.002%</text:p>
          </table:table-cell>
          <table:table-cell table:style-name="ce5" office:value-type="percentage" office:value="0.000199411530332638" calcext:value-type="percentage">
            <text:p>0.020%</text:p>
          </table:table-cell>
          <table:table-cell table:style-name="ce5" office:value-type="percentage" office:value="-0.000050883009294354" calcext:value-type="percentage">
            <text:p>-0.005%</text:p>
          </table:table-cell>
        </table:table-row>
        <table:table-row table:style-name="ro1">
          <table:covered-table-cell/>
          <table:covered-table-cell table:style-name="ce1"/>
          <table:table-cell office:value-type="string" calcext:value-type="string">
            <text:p>objb</text:p>
          </table:table-cell>
          <table:table-cell office:value-type="float" office:value="2.683097244" calcext:value-type="float">
            <text:p>2.683097244</text:p>
          </table:table-cell>
          <table:table-cell office:value-type="float" office:value="2.682895851" calcext:value-type="float">
            <text:p>2.682895851</text:p>
          </table:table-cell>
          <table:table-cell office:value-type="float" office:value="2.68317061" calcext:value-type="float">
            <text:p>2.68317061</text:p>
          </table:table-cell>
          <table:table-cell office:value-type="float" office:value="2.683072864" calcext:value-type="float">
            <text:p>2.683072864</text:p>
          </table:table-cell>
          <table:table-cell office:value-type="float" office:value="2.683359425" calcext:value-type="float">
            <text:p>2.683359425</text:p>
          </table:table-cell>
          <table:table-cell office:value-type="float" office:value="2.683037909" calcext:value-type="float">
            <text:p>2.683037909</text:p>
          </table:table-cell>
          <table:table-cell table:style-name="ce5" table:formula="of:=([.E8]-[.D8])/[.D8]" office:value-type="percentage" office:value="-0.0000750598959654301" calcext:value-type="percentage">
            <text:p>-0.008%</text:p>
          </table:table-cell>
          <table:table-cell table:formula="of:=([.F8]-[.D8])/[.D8]" office:value-type="percentage" office:value="0.0000273437722632444" calcext:value-type="percentage">
            <text:p>0.003%</text:p>
          </table:table-cell>
          <table:table-cell table:formula="of:=([.G8]-[.D8])/[.D8]" office:value-type="percentage" office:value="-0.00000908651374982105" calcext:value-type="percentage">
            <text:p>-0.001%</text:p>
          </table:table-cell>
          <table:table-cell table:style-name="ce5" table:formula="of:=([.H8]-[.D8])/[.D8]" office:value-type="percentage" office:value="0.0000977158023572863" calcext:value-type="percentage">
            <text:p>0.010%</text:p>
          </table:table-cell>
          <table:table-cell table:style-name="ce5" table:formula="of:=([.I8]-[.D8])/[.D8]" office:value-type="percentage" office:value="-0.0000221143680618494" calcext:value-type="percentage">
            <text:p>-0.002%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7" office:value-type="percentage" office:value="-0.0000750598959654301" calcext:value-type="percentage">
            <text:p>-0.0075%</text:p>
          </table:table-cell>
          <table:table-cell table:style-name="ce7" office:value-type="percentage" office:value="0.0000273437722632444" calcext:value-type="percentage">
            <text:p>0.0027%</text:p>
          </table:table-cell>
          <table:table-cell table:style-name="ce5" office:value-type="percentage" office:value="-0.00000908651374982105" calcext:value-type="percentage">
            <text:p>-0.001%</text:p>
          </table:table-cell>
          <table:table-cell table:style-name="ce5" office:value-type="percentage" office:value="0.0000977158023572863" calcext:value-type="percentage">
            <text:p>0.010%</text:p>
          </table:table-cell>
          <table:table-cell table:style-name="ce5" office:value-type="percentage" office:value="-0.0000221143680618494" calcext:value-type="percentage">
            <text:p>-0.002%</text:p>
          </table:table-cell>
        </table:table-row>
        <table:table-row table:style-name="ro1">
          <table:covered-table-cell/>
          <table:covered-table-cell table:style-name="ce1"/>
          <table:table-cell office:value-type="string" calcext:value-type="string">
            <text:p>objc</text:p>
          </table:table-cell>
          <table:table-cell office:value-type="float" office:value="2.683461812" calcext:value-type="float">
            <text:p>2.683461812</text:p>
          </table:table-cell>
          <table:table-cell office:value-type="float" office:value="2.683186422" calcext:value-type="float">
            <text:p>2.683186422</text:p>
          </table:table-cell>
          <table:table-cell office:value-type="float" office:value="2.68336637" calcext:value-type="float">
            <text:p>2.68336637</text:p>
          </table:table-cell>
          <table:table-cell office:value-type="float" office:value="2.683367208" calcext:value-type="float">
            <text:p>2.683367208</text:p>
          </table:table-cell>
          <table:table-cell office:value-type="float" office:value="2.683405613" calcext:value-type="float">
            <text:p>2.683405613</text:p>
          </table:table-cell>
          <table:table-cell office:value-type="float" office:value="2.683588499" calcext:value-type="float">
            <text:p>2.683588499</text:p>
          </table:table-cell>
          <table:table-cell table:style-name="ce5" table:formula="of:=([.E9]-[.D9])/[.D9]" office:value-type="percentage" office:value="-0.000102624899958926" calcext:value-type="percentage">
            <text:p>-0.010%</text:p>
          </table:table-cell>
          <table:table-cell table:formula="of:=([.F9]-[.D9])/[.D9]" office:value-type="percentage" office:value="-0.0000355667442604591" calcext:value-type="percentage">
            <text:p>-0.004%</text:p>
          </table:table-cell>
          <table:table-cell table:formula="of:=([.G9]-[.D9])/[.D9]" office:value-type="percentage" office:value="-0.0000352544610759878" calcext:value-type="percentage">
            <text:p>-0.004%</text:p>
          </table:table-cell>
          <table:table-cell table:style-name="ce5" table:formula="of:=([.H9]-[.D9])/[.D9]" office:value-type="percentage" office:value="-0.0000209427239651987" calcext:value-type="percentage">
            <text:p>-0.002%</text:p>
          </table:table-cell>
          <table:table-cell table:style-name="ce5" table:formula="of:=([.I9]-[.D9])/[.D9]" office:value-type="percentage" office:value="0.0000472102861435643" calcext:value-type="percentage">
            <text:p>0.005%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7" office:value-type="percentage" office:value="-0.000102624899958926" calcext:value-type="percentage">
            <text:p>-0.0103%</text:p>
          </table:table-cell>
          <table:table-cell table:style-name="ce7" office:value-type="percentage" office:value="-0.0000355667442604591" calcext:value-type="percentage">
            <text:p>-0.0036%</text:p>
          </table:table-cell>
          <table:table-cell table:style-name="ce5" office:value-type="percentage" office:value="-0.0000352544610759878" calcext:value-type="percentage">
            <text:p>-0.004%</text:p>
          </table:table-cell>
          <table:table-cell table:style-name="ce5" office:value-type="percentage" office:value="-0.0000209427239651987" calcext:value-type="percentage">
            <text:p>-0.002%</text:p>
          </table:table-cell>
          <table:table-cell table:style-name="ce5" office:value-type="percentage" office:value="0.0000472102861435643" calcext:value-type="percentage">
            <text:p>0.005%</text:p>
          </table:table-cell>
        </table:table-row>
        <table:table-row table:style-name="ro1">
          <table:covered-table-cell/>
          <table:table-cell table:style-name="ce1" office:value-type="string" calcext:value-type="string" table:number-columns-spanned="1" table:number-rows-spanned="2">
            <text:p>after enderr</text:p>
          </table:table-cell>
          <table:table-cell office:value-type="string" calcext:value-type="string">
            <text:p>xmin</text:p>
          </table:table-cell>
          <table:table-cell table:number-columns-repeated="2" office:value-type="float" office:value="108.411" calcext:value-type="float">
            <text:p>108.411</text:p>
          </table:table-cell>
          <table:table-cell table:number-columns-repeated="4"/>
          <table:table-cell table:style-name="ce5"/>
          <table:table-cell table:number-columns-repeated="2"/>
          <table:table-cell table:style-name="ce5" table:number-columns-repeated="2"/>
          <table:table-cell table:number-columns-repeated="3"/>
          <table:table-cell office:value-type="float" office:value="4" calcext:value-type="float">
            <text:p>4</text:p>
          </table:table-cell>
          <table:table-cell table:style-name="ce7" office:value-type="percentage" office:value="-0.0000293630803639377" calcext:value-type="percentage">
            <text:p>-0.0029%</text:p>
          </table:table-cell>
          <table:table-cell table:style-name="ce7" office:value-type="percentage" office:value="0.000011356278669581" calcext:value-type="percentage">
            <text:p>0.0011%</text:p>
          </table:table-cell>
          <table:table-cell table:style-name="ce5" office:value-type="percentage" office:value="0.0000712426657019486" calcext:value-type="percentage">
            <text:p>0.007%</text:p>
          </table:table-cell>
          <table:table-cell table:style-name="ce5" office:value-type="percentage" office:value="0.0000384294681197197" calcext:value-type="percentage">
            <text:p>0.004%</text:p>
          </table:table-cell>
          <table:table-cell table:style-name="ce5" office:value-type="percentage" office:value="-0.00000786404594423379" calcext:value-type="percentage">
            <text:p>-0.001%</text:p>
          </table:table-cell>
        </table:table-row>
        <table:table-row table:style-name="ro1">
          <table:covered-table-cell/>
          <table:covered-table-cell table:style-name="ce1"/>
          <table:table-cell office:value-type="string" calcext:value-type="string">
            <text:p>enderr</text:p>
          </table:table-cell>
          <table:table-cell office:value-type="float" office:value="2.683097244" calcext:value-type="float">
            <text:p>2.683097244</text:p>
          </table:table-cell>
          <table:table-cell office:value-type="float" office:value="2.68301846" calcext:value-type="float">
            <text:p>2.68301846</text:p>
          </table:table-cell>
          <table:table-cell office:value-type="float" office:value="2.683127714" calcext:value-type="float">
            <text:p>2.683127714</text:p>
          </table:table-cell>
          <table:table-cell office:value-type="float" office:value="2.683288395" calcext:value-type="float">
            <text:p>2.683288395</text:p>
          </table:table-cell>
          <table:table-cell office:value-type="float" office:value="2.683200354" calcext:value-type="float">
            <text:p>2.683200354</text:p>
          </table:table-cell>
          <table:table-cell office:value-type="float" office:value="2.683076144" calcext:value-type="float">
            <text:p>2.683076144</text:p>
          </table:table-cell>
          <table:table-cell table:style-name="ce5" table:formula="of:=([.E11]-[.D11])/[.D11]" office:value-type="percentage" office:value="-0.0000293630803639377" calcext:value-type="percentage">
            <text:p>-0.003%</text:p>
          </table:table-cell>
          <table:table-cell table:formula="of:=([.F11]-[.D11])/[.D11]" office:value-type="percentage" office:value="0.000011356278669581" calcext:value-type="percentage">
            <text:p>0.001%</text:p>
          </table:table-cell>
          <table:table-cell table:formula="of:=([.G11]-[.D11])/[.D11]" office:value-type="percentage" office:value="0.0000712426657019486" calcext:value-type="percentage">
            <text:p>0.007%</text:p>
          </table:table-cell>
          <table:table-cell table:style-name="ce5" table:formula="of:=([.H11]-[.D11])/[.D11]" office:value-type="percentage" office:value="0.0000384294681197197" calcext:value-type="percentage">
            <text:p>0.004%</text:p>
          </table:table-cell>
          <table:table-cell table:style-name="ce5" table:formula="of:=([.I11]-[.D11])/[.D11]" office:value-type="percentage" office:value="-0.00000786404594423379" calcext:value-type="percentage">
            <text:p>-0.001%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7" office:value-type="percentage" office:value="-0.000146852650359168" calcext:value-type="percentage">
            <text:p>-0.0147%</text:p>
          </table:table-cell>
          <table:table-cell table:style-name="ce7" office:value-type="percentage" office:value="-0.0000696225024965391" calcext:value-type="percentage">
            <text:p>-0.0070%</text:p>
          </table:table-cell>
          <table:table-cell table:style-name="ce5" office:value-type="percentage" office:value="-0.0000710508329171206" calcext:value-type="percentage">
            <text:p>-0.007%</text:p>
          </table:table-cell>
          <table:table-cell table:style-name="ce5" office:value-type="percentage" office:value="-0.0000598651439704569" calcext:value-type="percentage">
            <text:p>-0.006%</text:p>
          </table:table-cell>
          <table:table-cell table:style-name="ce5" office:value-type="percentage" office:value="-0.0000824526775948622" calcext:value-type="percentage">
            <text:p>-0.008%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10">
            <text:p>P=1</text:p>
          </table:table-cell>
          <table:table-cell table:style-name="ce1" office:value-type="string" calcext:value-type="string" table:number-columns-spanned="1" table:number-rows-spanned="2">
            <text:p>Before mnbrak</text:p>
          </table:table-cell>
          <table:table-cell office:value-type="string" calcext:value-type="string">
            <text:p>ax</text:p>
          </table:table-cell>
          <table:table-cell table:number-columns-repeated="2" office:value-type="float" office:value="0.9817" calcext:value-type="float">
            <text:p>0.9817</text:p>
          </table:table-cell>
          <table:table-cell table:number-columns-repeated="4"/>
          <table:table-cell table:style-name="ce5"/>
          <table:table-cell table:number-columns-repeated="2"/>
          <table:table-cell table:style-name="ce5" table:number-columns-repeated="2"/>
          <table:table-cell table:number-columns-repeated="3"/>
          <table:table-cell office:value-type="float" office:value="6" calcext:value-type="float">
            <text:p>6</text:p>
          </table:table-cell>
          <table:table-cell table:style-name="ce7" office:value-type="percentage" office:value="-0.000081720854691352" calcext:value-type="percentage">
            <text:p>-0.0082%</text:p>
          </table:table-cell>
          <table:table-cell table:style-name="ce7" office:value-type="percentage" office:value="0.000121202092368309" calcext:value-type="percentage">
            <text:p>0.0121%</text:p>
          </table:table-cell>
          <table:table-cell table:style-name="ce5" office:value-type="percentage" office:value="0.0000547907834234188" calcext:value-type="percentage">
            <text:p>0.005%</text:p>
          </table:table-cell>
          <table:table-cell table:style-name="ce5" office:value-type="percentage" office:value="0.0000283977780419312" calcext:value-type="percentage">
            <text:p>0.003%</text:p>
          </table:table-cell>
          <table:table-cell table:style-name="ce5" office:value-type="percentage" office:value="-0.0000395699411331408" calcext:value-type="percentage">
            <text:p>-0.004%</text:p>
          </table:table-cell>
        </table:table-row>
        <table:table-row table:style-name="ro1">
          <table:covered-table-cell/>
          <table:covered-table-cell table:style-name="ce1"/>
          <table:table-cell office:value-type="string" calcext:value-type="string">
            <text:p>bx</text:p>
          </table:table-cell>
          <table:table-cell table:number-columns-repeated="2" office:value-type="float" office:value="1.0817" calcext:value-type="float">
            <text:p>1.0817</text:p>
          </table:table-cell>
          <table:table-cell table:number-columns-repeated="4"/>
          <table:table-cell table:style-name="ce5"/>
          <table:table-cell table:number-columns-repeated="2"/>
          <table:table-cell table:style-name="ce5" table:number-columns-repeated="2"/>
          <table:table-cell table:number-columns-repeated="3"/>
          <table:table-cell office:value-type="float" office:value="7" calcext:value-type="float">
            <text:p>7</text:p>
          </table:table-cell>
          <table:table-cell table:style-name="ce7" office:value-type="percentage" office:value="-0.0530856977333403" calcext:value-type="percentage">
            <text:p>-5.3086%</text:p>
          </table:table-cell>
          <table:table-cell table:style-name="ce7" office:value-type="percentage" office:value="-0.0535279645573817" calcext:value-type="percentage">
            <text:p>-5.3528%</text:p>
          </table:table-cell>
          <table:table-cell table:style-name="ce5" office:value-type="percentage" office:value="-0.0532335704374273" calcext:value-type="percentage">
            <text:p>-5.323%</text:p>
          </table:table-cell>
          <table:table-cell table:style-name="ce5" office:value-type="percentage" office:value="-0.0533954971719218" calcext:value-type="percentage">
            <text:p>-5.340%</text:p>
          </table:table-cell>
          <table:table-cell table:style-name="ce5" office:value-type="percentage" office:value="-0.0535427949719654" calcext:value-type="percentage">
            <text:p>-5.354%</text:p>
          </table:table-cell>
        </table:table-row>
        <table:table-row table:style-name="ro1">
          <table:covered-table-cell/>
          <table:table-cell table:style-name="ce1" office:value-type="string" calcext:value-type="string" table:number-columns-spanned="1" table:number-rows-spanned="6">
            <text:p>after mnbrak</text:p>
          </table:table-cell>
          <table:table-cell office:value-type="string" calcext:value-type="string">
            <text:p>ax</text:p>
          </table:table-cell>
          <table:table-cell table:number-columns-repeated="2" office:value-type="float" office:value="1.0817" calcext:value-type="float">
            <text:p>1.0817</text:p>
          </table:table-cell>
          <table:table-cell table:number-columns-repeated="4"/>
          <table:table-cell table:style-name="ce5"/>
          <table:table-cell table:number-columns-repeated="2"/>
          <table:table-cell table:style-name="ce5" table:number-columns-repeated="2"/>
          <table:table-cell table:number-columns-repeated="3"/>
          <table:table-cell office:value-type="float" office:value="8" calcext:value-type="float">
            <text:p>8</text:p>
          </table:table-cell>
          <table:table-cell table:style-name="ce7" office:value-type="percentage" office:value="0.00751586170715518" calcext:value-type="percentage">
            <text:p>0.7516%</text:p>
          </table:table-cell>
          <table:table-cell table:style-name="ce7" office:value-type="percentage" office:value="0.00906786965436227" calcext:value-type="percentage">
            <text:p>0.9068%</text:p>
          </table:table-cell>
          <table:table-cell table:style-name="ce5" office:value-type="percentage" office:value="0.00765380309640436" calcext:value-type="percentage">
            <text:p>0.765%</text:p>
          </table:table-cell>
          <table:table-cell table:style-name="ce5" office:value-type="percentage" office:value="0.00756237800878883" calcext:value-type="percentage">
            <text:p>0.756%</text:p>
          </table:table-cell>
          <table:table-cell table:style-name="ce5" office:value-type="percentage" office:value="0.0094086533267235" calcext:value-type="percentage">
            <text:p>0.941%</text:p>
          </table:table-cell>
        </table:table-row>
        <table:table-row table:style-name="ro1">
          <table:covered-table-cell/>
          <table:covered-table-cell table:style-name="ce1"/>
          <table:table-cell office:value-type="string" calcext:value-type="string">
            <text:p>bx</text:p>
          </table:table-cell>
          <table:table-cell table:number-columns-repeated="2" office:value-type="float" office:value="0.9817" calcext:value-type="float">
            <text:p>0.9817</text:p>
          </table:table-cell>
          <table:table-cell table:number-columns-repeated="4"/>
          <table:table-cell table:style-name="ce5"/>
          <table:table-cell table:number-columns-repeated="2"/>
          <table:table-cell table:style-name="ce5" table:number-columns-repeated="2"/>
          <table:table-cell table:number-columns-repeated="3"/>
          <table:table-cell office:value-type="float" office:value="9" calcext:value-type="float">
            <text:p>9</text:p>
          </table:table-cell>
          <table:table-cell table:style-name="ce7" office:value-type="percentage" office:value="0.00463930669223261" calcext:value-type="percentage">
            <text:p>0.4639%</text:p>
          </table:table-cell>
          <table:table-cell table:style-name="ce7" office:value-type="percentage" office:value="0.00567154732614677" calcext:value-type="percentage">
            <text:p>0.5672%</text:p>
          </table:table-cell>
          <table:table-cell table:style-name="ce5" office:value-type="percentage" office:value="0.00470782079488439" calcext:value-type="percentage">
            <text:p>0.471%</text:p>
          </table:table-cell>
          <table:table-cell table:style-name="ce5" office:value-type="percentage" office:value="0.00472298014108067" calcext:value-type="percentage">
            <text:p>0.472%</text:p>
          </table:table-cell>
          <table:table-cell table:style-name="ce5" office:value-type="percentage" office:value="0.00561415544430424" calcext:value-type="percentage">
            <text:p>0.561%</text:p>
          </table:table-cell>
        </table:table-row>
        <table:table-row table:style-name="ro1">
          <table:covered-table-cell/>
          <table:covered-table-cell table:style-name="ce1"/>
          <table:table-cell office:value-type="string" calcext:value-type="string">
            <text:p>cx</text:p>
          </table:table-cell>
          <table:table-cell table:number-columns-repeated="2" office:value-type="float" office:value="0.8198" calcext:value-type="float">
            <text:p>0.8198</text:p>
          </table:table-cell>
          <table:table-cell table:number-columns-repeated="4"/>
          <table:table-cell table:style-name="ce5"/>
          <table:table-cell table:number-columns-repeated="2"/>
          <table:table-cell table:style-name="ce5" table:number-columns-repeated="2"/>
          <table:table-cell table:number-columns-repeated="3"/>
          <table:table-cell office:value-type="float" office:value="10" calcext:value-type="float">
            <text:p>10</text:p>
          </table:table-cell>
          <table:table-cell table:style-name="ce7" office:value-type="percentage" office:value="0.0822851225605808" calcext:value-type="percentage">
            <text:p>8.2285%</text:p>
          </table:table-cell>
          <table:table-cell table:style-name="ce7" office:value-type="percentage" office:value="0.102191352021438" calcext:value-type="percentage">
            <text:p>10.2191%</text:p>
          </table:table-cell>
          <table:table-cell table:style-name="ce5" office:value-type="percentage" office:value="0.082900932878137" calcext:value-type="percentage">
            <text:p>8.290%</text:p>
          </table:table-cell>
          <table:table-cell table:style-name="ce5" office:value-type="percentage" office:value="0.0824427742115364" calcext:value-type="percentage">
            <text:p>8.244%</text:p>
          </table:table-cell>
          <table:table-cell table:style-name="ce5" office:value-type="percentage" office:value="0.102257818374602" calcext:value-type="percentage">
            <text:p>10.226%</text:p>
          </table:table-cell>
        </table:table-row>
        <table:table-row table:style-name="ro1">
          <table:covered-table-cell/>
          <table:covered-table-cell table:style-name="ce1"/>
          <table:table-cell office:value-type="string" calcext:value-type="string">
            <text:p>obja</text:p>
          </table:table-cell>
          <table:table-cell office:value-type="float" office:value="2.701755801" calcext:value-type="float">
            <text:p>2.701755801</text:p>
          </table:table-cell>
          <table:table-cell office:value-type="float" office:value="2.701359041" calcext:value-type="float">
            <text:p>2.701359041</text:p>
          </table:table-cell>
          <table:table-cell office:value-type="float" office:value="2.701567698" calcext:value-type="float">
            <text:p>2.701567698</text:p>
          </table:table-cell>
          <table:table-cell office:value-type="float" office:value="2.701563839" calcext:value-type="float">
            <text:p>2.701563839</text:p>
          </table:table-cell>
          <table:table-cell office:value-type="float" office:value="2.70159406" calcext:value-type="float">
            <text:p>2.70159406</text:p>
          </table:table-cell>
          <table:table-cell office:value-type="float" office:value="2.701533034" calcext:value-type="float">
            <text:p>2.701533034</text:p>
          </table:table-cell>
          <table:table-cell table:style-name="ce5" table:formula="of:=([.E17]-[.D17])/[.D17]" office:value-type="percentage" office:value="-0.000146852650359168" calcext:value-type="percentage">
            <text:p>-0.015%</text:p>
          </table:table-cell>
          <table:table-cell table:formula="of:=([.F17]-[.D17])/[.D17]" office:value-type="percentage" office:value="-0.0000696225024965391" calcext:value-type="percentage">
            <text:p>-0.007%</text:p>
          </table:table-cell>
          <table:table-cell table:formula="of:=([.G17]-[.D17])/[.D17]" office:value-type="percentage" office:value="-0.0000710508329171206" calcext:value-type="percentage">
            <text:p>-0.007%</text:p>
          </table:table-cell>
          <table:table-cell table:style-name="ce5" table:formula="of:=([.H17]-[.D17])/[.D17]" office:value-type="percentage" office:value="-0.0000598651439704569" calcext:value-type="percentage">
            <text:p>-0.006%</text:p>
          </table:table-cell>
          <table:table-cell table:style-name="ce5" table:formula="of:=([.I17]-[.D17])/[.D17]" office:value-type="percentage" office:value="-0.0000824526775948622" calcext:value-type="percentage">
            <text:p>-0.008%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style-name="ce7" office:value-type="percentage" office:value="0.03230769410011" calcext:value-type="percentage">
            <text:p>3.2308%</text:p>
          </table:table-cell>
          <table:table-cell table:style-name="ce7" office:value-type="percentage" office:value="0.0395032547690993" calcext:value-type="percentage">
            <text:p>3.9503%</text:p>
          </table:table-cell>
          <table:table-cell table:style-name="ce5" office:value-type="percentage" office:value="0.0323748530524748" calcext:value-type="percentage">
            <text:p>3.237%</text:p>
          </table:table-cell>
          <table:table-cell table:style-name="ce5" office:value-type="percentage" office:value="0.0323859532837715" calcext:value-type="percentage">
            <text:p>3.239%</text:p>
          </table:table-cell>
          <table:table-cell table:style-name="ce5" office:value-type="percentage" office:value="0.039207108588868" calcext:value-type="percentage">
            <text:p>3.921%</text:p>
          </table:table-cell>
        </table:table-row>
        <table:table-row table:style-name="ro1">
          <table:covered-table-cell/>
          <table:covered-table-cell table:style-name="ce1"/>
          <table:table-cell office:value-type="string" calcext:value-type="string">
            <text:p>objb</text:p>
          </table:table-cell>
          <table:table-cell office:value-type="float" office:value="2.683097244" calcext:value-type="float">
            <text:p>2.683097244</text:p>
          </table:table-cell>
          <table:table-cell office:value-type="float" office:value="2.682877979" calcext:value-type="float">
            <text:p>2.682877979</text:p>
          </table:table-cell>
          <table:table-cell office:value-type="float" office:value="2.683422441" calcext:value-type="float">
            <text:p>2.683422441</text:p>
          </table:table-cell>
          <table:table-cell office:value-type="float" office:value="2.683244253" calcext:value-type="float">
            <text:p>2.683244253</text:p>
          </table:table-cell>
          <table:table-cell office:value-type="float" office:value="2.683173438" calcext:value-type="float">
            <text:p>2.683173438</text:p>
          </table:table-cell>
          <table:table-cell office:value-type="float" office:value="2.682991074" calcext:value-type="float">
            <text:p>2.682991074</text:p>
          </table:table-cell>
          <table:table-cell table:style-name="ce5" table:formula="of:=([.E18]-[.D18])/[.D18]" office:value-type="percentage" office:value="-0.000081720854691352" calcext:value-type="percentage">
            <text:p>-0.008%</text:p>
          </table:table-cell>
          <table:table-cell table:formula="of:=([.F18]-[.D18])/[.D18]" office:value-type="percentage" office:value="0.000121202092368309" calcext:value-type="percentage">
            <text:p>0.012%</text:p>
          </table:table-cell>
          <table:table-cell table:formula="of:=([.G18]-[.D18])/[.D18]" office:value-type="percentage" office:value="0.0000547907834234188" calcext:value-type="percentage">
            <text:p>0.005%</text:p>
          </table:table-cell>
          <table:table-cell table:style-name="ce5" table:formula="of:=([.H18]-[.D18])/[.D18]" office:value-type="percentage" office:value="0.0000283977780419312" calcext:value-type="percentage">
            <text:p>0.003%</text:p>
          </table:table-cell>
          <table:table-cell table:style-name="ce5" table:formula="of:=([.I18]-[.D18])/[.D18]" office:value-type="percentage" office:value="-0.0000395699411331408" calcext:value-type="percentage">
            <text:p>-0.004%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table:style-name="ce7" office:value-type="percentage" office:value="0.0739852152077622" calcext:value-type="percentage">
            <text:p>7.3985%</text:p>
          </table:table-cell>
          <table:table-cell table:style-name="ce7" office:value-type="percentage" office:value="0.0593108039552071" calcext:value-type="percentage">
            <text:p>5.9311%</text:p>
          </table:table-cell>
          <table:table-cell table:style-name="ce5" office:value-type="percentage" office:value="0.0740695751044813" calcext:value-type="percentage">
            <text:p>7.407%</text:p>
          </table:table-cell>
          <table:table-cell table:style-name="ce5" office:value-type="percentage" office:value="0.0740783810114519" calcext:value-type="percentage">
            <text:p>7.408%</text:p>
          </table:table-cell>
          <table:table-cell table:style-name="ce5" office:value-type="percentage" office:value="0.0585406746117334" calcext:value-type="percentage">
            <text:p>5.854%</text:p>
          </table:table-cell>
        </table:table-row>
        <table:table-row table:style-name="ro1">
          <table:covered-table-cell/>
          <table:covered-table-cell table:style-name="ce1"/>
          <table:table-cell office:value-type="string" calcext:value-type="string">
            <text:p>objc</text:p>
          </table:table-cell>
          <table:table-cell office:value-type="float" office:value="2.843952862" calcext:value-type="float">
            <text:p>2.843952862</text:p>
          </table:table-cell>
          <table:table-cell table:style-name="ce3" office:value-type="float" office:value="2.69297964" calcext:value-type="float">
            <text:p>2.69297964</text:p>
          </table:table-cell>
          <table:table-cell table:style-name="ce3" office:value-type="float" office:value="2.691721854" calcext:value-type="float">
            <text:p>2.691721854</text:p>
          </table:table-cell>
          <table:table-cell table:style-name="ce3" office:value-type="float" office:value="2.692559097" calcext:value-type="float">
            <text:p>2.692559097</text:p>
          </table:table-cell>
          <table:table-cell table:style-name="ce3" office:value-type="float" office:value="2.692098585" calcext:value-type="float">
            <text:p>2.692098585</text:p>
          </table:table-cell>
          <table:table-cell table:style-name="ce3" office:value-type="float" office:value="2.691679677" calcext:value-type="float">
            <text:p>2.691679677</text:p>
          </table:table-cell>
          <table:table-cell table:style-name="ce6" table:formula="of:=([.E19]-[.D19])/[.D19]" office:value-type="percentage" office:value="-0.0530856977333403" calcext:value-type="percentage">
            <text:p>-5.309%</text:p>
          </table:table-cell>
          <table:table-cell table:style-name="ce6" table:formula="of:=([.F19]-[.D19])/[.D19]" office:value-type="percentage" office:value="-0.0535279645573817" calcext:value-type="percentage">
            <text:p>-5.353%</text:p>
          </table:table-cell>
          <table:table-cell table:style-name="ce6" table:formula="of:=([.G19]-[.D19])/[.D19]" office:value-type="percentage" office:value="-0.0532335704374273" calcext:value-type="percentage">
            <text:p>-5.323%</text:p>
          </table:table-cell>
          <table:table-cell table:style-name="ce6" table:formula="of:=([.H19]-[.D19])/[.D19]" office:value-type="percentage" office:value="-0.0533954971719218" calcext:value-type="percentage">
            <text:p>-5.340%</text:p>
          </table:table-cell>
          <table:table-cell table:style-name="ce6" table:formula="of:=([.I19]-[.D19])/[.D19]" office:value-type="percentage" office:value="-0.0535427949719654" calcext:value-type="percentage">
            <text:p>-5.354%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table:style-name="ce7" office:value-type="percentage" office:value="0.0751608185096403" calcext:value-type="percentage">
            <text:p>7.5161%</text:p>
          </table:table-cell>
          <table:table-cell table:style-name="ce7" office:value-type="percentage" office:value="0.0608116505523123" calcext:value-type="percentage">
            <text:p>6.0812%</text:p>
          </table:table-cell>
          <table:table-cell table:style-name="ce5" office:value-type="percentage" office:value="0.0752506076518486" calcext:value-type="percentage">
            <text:p>7.525%</text:p>
          </table:table-cell>
          <table:table-cell table:style-name="ce5" office:value-type="percentage" office:value="0.0752608044496208" calcext:value-type="percentage">
            <text:p>7.526%</text:p>
          </table:table-cell>
          <table:table-cell table:style-name="ce5" office:value-type="percentage" office:value="0.0600525148167161" calcext:value-type="percentage">
            <text:p>6.005%</text:p>
          </table:table-cell>
        </table:table-row>
        <table:table-row table:style-name="ro1">
          <table:covered-table-cell/>
          <table:table-cell table:style-name="ce1" office:value-type="string" calcext:value-type="string" table:number-columns-spanned="1" table:number-rows-spanned="2">
            <text:p>after enderr</text:p>
          </table:table-cell>
          <table:table-cell office:value-type="string" calcext:value-type="string">
            <text:p>xmin</text:p>
          </table:table-cell>
          <table:table-cell office:value-type="float" office:value="0.9817" calcext:value-type="float">
            <text:p>0.9817</text:p>
          </table:table-cell>
          <table:table-cell table:number-columns-repeated="2" office:value-type="float" office:value="0.9199" calcext:value-type="float">
            <text:p>0.9199</text:p>
          </table:table-cell>
          <table:table-cell table:number-columns-repeated="3"/>
          <table:table-cell table:style-name="ce5"/>
          <table:table-cell table:number-columns-repeated="2"/>
          <table:table-cell table:style-name="ce5" table:number-columns-repeated="2"/>
          <table:table-cell table:number-columns-repeated="3"/>
          <table:table-cell office:value-type="float" office:value="14" calcext:value-type="float">
            <text:p>14</text:p>
          </table:table-cell>
          <table:table-cell table:style-name="ce7" office:value-type="percentage" office:value="0.0785855135490618" calcext:value-type="percentage">
            <text:p>7.8586%</text:p>
          </table:table-cell>
          <table:table-cell table:style-name="ce7" office:value-type="percentage" office:value="0.0645520411736372" calcext:value-type="percentage">
            <text:p>6.4552%</text:p>
          </table:table-cell>
          <table:table-cell table:style-name="ce5" office:value-type="percentage" office:value="0.07868223406557" calcext:value-type="percentage">
            <text:p>7.868%</text:p>
          </table:table-cell>
          <table:table-cell table:style-name="ce5" office:value-type="percentage" office:value="0.0786941123297254" calcext:value-type="percentage">
            <text:p>7.869%</text:p>
          </table:table-cell>
          <table:table-cell table:style-name="ce5" office:value-type="percentage" office:value="0.0638006004149515" calcext:value-type="percentage">
            <text:p>6.380%</text:p>
          </table:table-cell>
        </table:table-row>
        <table:table-row table:style-name="ro1">
          <table:covered-table-cell/>
          <table:covered-table-cell table:style-name="ce1"/>
          <table:table-cell office:value-type="string" calcext:value-type="string">
            <text:p>enderr</text:p>
          </table:table-cell>
          <table:table-cell office:value-type="float" office:value="2.683097244" calcext:value-type="float">
            <text:p>2.683097244</text:p>
          </table:table-cell>
          <table:table-cell office:value-type="float" office:value="2.697581855" calcext:value-type="float">
            <text:p>2.697581855</text:p>
          </table:table-cell>
          <table:table-cell/>
          <table:table-cell office:value-type="float" office:value="2.698119177" calcext:value-type="float">
            <text:p>2.698119177</text:p>
          </table:table-cell>
          <table:table-cell office:value-type="float" office:value="2.698120536" calcext:value-type="float">
            <text:p>2.698120536</text:p>
          </table:table-cell>
          <table:table-cell office:value-type="float" office:value="2.697676209" calcext:value-type="float">
            <text:p>2.697676209</text:p>
          </table:table-cell>
          <table:table-cell table:style-name="ce5" table:formula="of:=([.E21]-[.D21])/[.D21]" office:value-type="percentage" office:value="0.00539846665356282" calcext:value-type="percentage">
            <text:p>0.540%</text:p>
          </table:table-cell>
          <table:table-cell/>
          <table:table-cell table:formula="of:=([.G21]-[.D21])/[.D21]" office:value-type="percentage" office:value="0.00559872849692373" calcext:value-type="percentage">
            <text:p>0.560%</text:p>
          </table:table-cell>
          <table:table-cell table:style-name="ce5" table:formula="of:=([.H21]-[.D21])/[.D21]" office:value-type="percentage" office:value="0.00559923500111516" calcext:value-type="percentage">
            <text:p>0.560%</text:p>
          </table:table-cell>
          <table:table-cell table:style-name="ce5" table:formula="of:=([.I21]-[.D21])/[.D21]" office:value-type="percentage" office:value="0.00543363272896721" calcext:value-type="percentage">
            <text:p>0.543%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table:style-name="ce7" office:value-type="percentage" office:value="0.0748927313198791" calcext:value-type="percentage">
            <text:p>7.4893%</text:p>
          </table:table-cell>
          <table:table-cell table:style-name="ce7" office:value-type="percentage" office:value="0.0604245896650029" calcext:value-type="percentage">
            <text:p>6.0425%</text:p>
          </table:table-cell>
          <table:table-cell table:style-name="ce5" office:value-type="percentage" office:value="0.0749814992542254" calcext:value-type="percentage">
            <text:p>7.498%</text:p>
          </table:table-cell>
          <table:table-cell table:style-name="ce5" office:value-type="percentage" office:value="0.0749904240146133" calcext:value-type="percentage">
            <text:p>7.499%</text:p>
          </table:table-cell>
          <table:table-cell table:style-name="ce5" office:value-type="percentage" office:value="0.059660504052905" calcext:value-type="percentage">
            <text:p>5.966%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10">
            <text:p>P=2</text:p>
          </table:table-cell>
          <table:table-cell table:style-name="ce1" office:value-type="string" calcext:value-type="string" table:number-columns-spanned="1" table:number-rows-spanned="2">
            <text:p>Before mnbrak</text:p>
          </table:table-cell>
          <table:table-cell office:value-type="string" calcext:value-type="string">
            <text:p>ax</text:p>
          </table:table-cell>
          <table:table-cell table:number-columns-repeated="2" office:value-type="float" office:value="1.03" calcext:value-type="float">
            <text:p>1.03</text:p>
          </table:table-cell>
          <table:table-cell table:number-columns-repeated="4"/>
          <table:table-cell table:style-name="ce5"/>
          <table:table-cell table:number-columns-repeated="2"/>
          <table:table-cell table:style-name="ce5" table:number-columns-repeated="2"/>
          <table:table-cell table:number-columns-repeated="3"/>
          <table:table-cell office:value-type="float" office:value="16" calcext:value-type="float">
            <text:p>16</text:p>
          </table:table-cell>
          <table:table-cell table:style-name="ce7" office:value-type="percentage" office:value="0.0748472264199581" calcext:value-type="percentage">
            <text:p>7.4847%</text:p>
          </table:table-cell>
          <table:table-cell table:style-name="ce7" office:value-type="percentage" office:value="0.0603805541729652" calcext:value-type="percentage">
            <text:p>6.0381%</text:p>
          </table:table-cell>
          <table:table-cell table:style-name="ce5" office:value-type="percentage" office:value="0.0749354024466821" calcext:value-type="percentage">
            <text:p>7.494%</text:p>
          </table:table-cell>
          <table:table-cell table:style-name="ce5" office:value-type="percentage" office:value="0.0749449756734978" calcext:value-type="percentage">
            <text:p>7.494%</text:p>
          </table:table-cell>
          <table:table-cell table:style-name="ce5" office:value-type="percentage" office:value="0.0596141481769127" calcext:value-type="percentage">
            <text:p>5.961%</text:p>
          </table:table-cell>
        </table:table-row>
        <table:table-row table:style-name="ro1">
          <table:covered-table-cell/>
          <table:covered-table-cell table:style-name="ce1"/>
          <table:table-cell office:value-type="string" calcext:value-type="string">
            <text:p>bx</text:p>
          </table:table-cell>
          <table:table-cell table:number-columns-repeated="2" office:value-type="float" office:value="1.13" calcext:value-type="float">
            <text:p>1.13</text:p>
          </table:table-cell>
          <table:table-cell table:number-columns-repeated="4"/>
          <table:table-cell table:style-name="ce5"/>
          <table:table-cell table:number-columns-repeated="2"/>
          <table:table-cell table:style-name="ce5" table:number-columns-repeated="2"/>
          <table:table-cell table:number-columns-repeated="3"/>
          <table:table-cell office:value-type="float" office:value="17" calcext:value-type="float">
            <text:p>17</text:p>
          </table:table-cell>
          <table:table-cell table:style-name="ce7" office:value-type="percentage" office:value="0.0746976426024759" calcext:value-type="percentage">
            <text:p>7.4698%</text:p>
          </table:table-cell>
          <table:table-cell table:style-name="ce7" office:value-type="percentage" office:value="0.0599176803447979" calcext:value-type="percentage">
            <text:p>5.9918%</text:p>
          </table:table-cell>
          <table:table-cell table:style-name="ce5" office:value-type="percentage" office:value="0.0747803690114782" calcext:value-type="percentage">
            <text:p>7.478%</text:p>
          </table:table-cell>
          <table:table-cell table:style-name="ce5" office:value-type="percentage" office:value="0.0747910704499238" calcext:value-type="percentage">
            <text:p>7.479%</text:p>
          </table:table-cell>
          <table:table-cell table:style-name="ce5" office:value-type="percentage" office:value="0.0592484604706338" calcext:value-type="percentage">
            <text:p>5.925%</text:p>
          </table:table-cell>
        </table:table-row>
        <table:table-row table:style-name="ro1">
          <table:covered-table-cell/>
          <table:table-cell table:style-name="ce1" office:value-type="string" calcext:value-type="string" table:number-columns-spanned="1" table:number-rows-spanned="6">
            <text:p>after mnbrak</text:p>
          </table:table-cell>
          <table:table-cell office:value-type="string" calcext:value-type="string">
            <text:p>ax</text:p>
          </table:table-cell>
          <table:table-cell office:value-type="float" office:value="1.13" calcext:value-type="float">
            <text:p>1.13</text:p>
          </table:table-cell>
          <table:table-cell office:value-type="float" office:value="1.03" calcext:value-type="float">
            <text:p>1.03</text:p>
          </table:table-cell>
          <table:table-cell table:number-columns-repeated="8" table:style-name="ce4" office:value-type="string" calcext:value-type="string">
            <text:p>slowdown here</text:p>
          </table:table-cell>
          <table:table-cell table:style-name="ce5"/>
          <table:table-cell table:number-columns-repeated="3"/>
          <table:table-cell office:value-type="float" office:value="18" calcext:value-type="float">
            <text:p>18</text:p>
          </table:table-cell>
          <table:table-cell table:style-name="ce7" office:value-type="percentage" office:value="0.0747058105770029" calcext:value-type="percentage">
            <text:p>7.4706%</text:p>
          </table:table-cell>
          <table:table-cell table:style-name="ce7" office:value-type="percentage" office:value="0.0602490281245086" calcext:value-type="percentage">
            <text:p>6.0249%</text:p>
          </table:table-cell>
          <table:table-cell table:style-name="ce5" office:value-type="percentage" office:value="0.0747719648479487" calcext:value-type="percentage">
            <text:p>7.477%</text:p>
          </table:table-cell>
          <table:table-cell table:style-name="ce5" office:value-type="percentage" office:value="0.0747790088404946" calcext:value-type="percentage">
            <text:p>7.478%</text:p>
          </table:table-cell>
          <table:table-cell table:style-name="ce5" office:value-type="percentage" office:value="0.0625808028404443" calcext:value-type="percentage">
            <text:p>6.258%</text:p>
          </table:table-cell>
        </table:table-row>
        <table:table-row table:style-name="ro1">
          <table:covered-table-cell/>
          <table:covered-table-cell table:style-name="ce1"/>
          <table:table-cell office:value-type="string" calcext:value-type="string">
            <text:p>bx</text:p>
          </table:table-cell>
          <table:table-cell office:value-type="float" office:value="1.03" calcext:value-type="float">
            <text:p>1.03</text:p>
          </table:table-cell>
          <table:table-cell office:value-type="float" office:value="0.868" calcext:value-type="float">
            <text:p>0.868</text:p>
          </table:table-cell>
          <table:table-cell table:number-columns-repeated="4"/>
          <table:table-cell table:style-name="ce5"/>
          <table:table-cell table:number-columns-repeated="2"/>
          <table:table-cell table:style-name="ce5" table:number-columns-repeated="2"/>
          <table:table-cell table:number-columns-repeated="3"/>
          <table:table-cell office:value-type="float" office:value="19" calcext:value-type="float">
            <text:p>19</text:p>
          </table:table-cell>
          <table:table-cell table:style-name="ce7" office:value-type="percentage" office:value="0.0746086039879358" calcext:value-type="percentage">
            <text:p>7.4609%</text:p>
          </table:table-cell>
          <table:table-cell table:style-name="ce7" office:value-type="percentage" office:value="0.0598398793180144" calcext:value-type="percentage">
            <text:p>5.9840%</text:p>
          </table:table-cell>
          <table:table-cell table:style-name="ce5" office:value-type="percentage" office:value="0.0746809648857966" calcext:value-type="percentage">
            <text:p>7.468%</text:p>
          </table:table-cell>
          <table:table-cell table:style-name="ce5" office:value-type="percentage" office:value="0.0746891028825352" calcext:value-type="percentage">
            <text:p>7.469%</text:p>
          </table:table-cell>
          <table:table-cell table:style-name="ce5" office:value-type="percentage" office:value="0.0591323141381504" calcext:value-type="percentage">
            <text:p>5.913%</text:p>
          </table:table-cell>
        </table:table-row>
        <table:table-row table:style-name="ro1">
          <table:covered-table-cell/>
          <table:covered-table-cell table:style-name="ce1"/>
          <table:table-cell office:value-type="string" calcext:value-type="string">
            <text:p>cx</text:p>
          </table:table-cell>
          <table:table-cell office:value-type="float" office:value="0.868" calcext:value-type="float">
            <text:p>0.868</text:p>
          </table:table-cell>
          <table:table-cell office:value-type="float" office:value="0.606" calcext:value-type="float">
            <text:p>0.606</text:p>
          </table:table-cell>
          <table:table-cell office:value-type="float" office:value="0.729" calcext:value-type="float">
            <text:p>0.729</text:p>
          </table:table-cell>
          <table:table-cell table:number-columns-repeated="3"/>
          <table:table-cell table:style-name="ce5"/>
          <table:table-cell table:number-columns-repeated="2"/>
          <table:table-cell table:style-name="ce5" table:number-columns-repeated="2"/>
          <table:table-cell table:number-columns-repeated="3"/>
          <table:table-cell office:value-type="float" office:value="20" calcext:value-type="float">
            <text:p>20</text:p>
          </table:table-cell>
          <table:table-cell table:style-name="ce7" office:value-type="percentage" office:value="0.0746065616695928" calcext:value-type="percentage">
            <text:p>7.4607%</text:p>
          </table:table-cell>
          <table:table-cell table:style-name="ce7" office:value-type="percentage" office:value="0.0598384879113239" calcext:value-type="percentage">
            <text:p>5.9838%</text:p>
          </table:table-cell>
          <table:table-cell table:style-name="ce5" office:value-type="percentage" office:value="0.0746796697168089" calcext:value-type="percentage">
            <text:p>7.468%</text:p>
          </table:table-cell>
          <table:table-cell table:style-name="ce5" office:value-type="percentage" office:value="0.0746884178156907" calcext:value-type="percentage">
            <text:p>7.469%</text:p>
          </table:table-cell>
          <table:table-cell table:style-name="ce5" office:value-type="percentage" office:value="0.0591301770201514" calcext:value-type="percentage">
            <text:p>5.913%</text:p>
          </table:table-cell>
        </table:table-row>
        <table:table-row table:style-name="ro1">
          <table:covered-table-cell/>
          <table:covered-table-cell table:style-name="ce1"/>
          <table:table-cell office:value-type="string" calcext:value-type="string">
            <text:p>obja</text:p>
          </table:table-cell>
          <table:table-cell office:value-type="float" office:value="2.695463646" calcext:value-type="float">
            <text:p>2.695463646</text:p>
          </table:table-cell>
          <table:table-cell office:value-type="float" office:value="2.715722378" calcext:value-type="float">
            <text:p>2.715722378</text:p>
          </table:table-cell>
          <table:table-cell office:value-type="float" office:value="2.719905759" calcext:value-type="float">
            <text:p>2.719905759</text:p>
          </table:table-cell>
          <table:table-cell office:value-type="float" office:value="2.716094194" calcext:value-type="float">
            <text:p>2.716094194</text:p>
          </table:table-cell>
          <table:table-cell office:value-type="float" office:value="2.715847761" calcext:value-type="float">
            <text:p>2.715847761</text:p>
          </table:table-cell>
          <table:table-cell office:value-type="float" office:value="2.720824329" calcext:value-type="float">
            <text:p>2.720824329</text:p>
          </table:table-cell>
          <table:table-cell table:style-name="ce5" table:formula="of:=([.E27]-[.D27])/[.D27]" office:value-type="percentage" office:value="0.00751586170715518" calcext:value-type="percentage">
            <text:p>0.752%</text:p>
          </table:table-cell>
          <table:table-cell table:formula="of:=([.F27]-[.D27])/[.D27]" office:value-type="percentage" office:value="0.00906786965436227" calcext:value-type="percentage">
            <text:p>0.907%</text:p>
          </table:table-cell>
          <table:table-cell table:formula="of:=([.G27]-[.D27])/[.D27]" office:value-type="percentage" office:value="0.00765380309640436" calcext:value-type="percentage">
            <text:p>0.765%</text:p>
          </table:table-cell>
          <table:table-cell table:style-name="ce5" table:formula="of:=([.H27]-[.D27])/[.D27]" office:value-type="percentage" office:value="0.00756237800878883" calcext:value-type="percentage">
            <text:p>0.756%</text:p>
          </table:table-cell>
          <table:table-cell table:style-name="ce5" table:formula="of:=([.I27]-[.D27])/[.D27]" office:value-type="percentage" office:value="0.0094086533267235" calcext:value-type="percentage">
            <text:p>0.941%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 table:style-name="ce7" office:value-type="percentage" office:value="0.0746061375328968" calcext:value-type="percentage">
            <text:p>7.4606%</text:p>
          </table:table-cell>
          <table:table-cell table:style-name="ce7" office:value-type="percentage" office:value="0.0598370030601844" calcext:value-type="percentage">
            <text:p>5.9837%</text:p>
          </table:table-cell>
          <table:table-cell table:style-name="ce5" office:value-type="percentage" office:value="0.0746795672233191" calcext:value-type="percentage">
            <text:p>7.468%</text:p>
          </table:table-cell>
          <table:table-cell table:style-name="ce5" office:value-type="percentage" office:value="0.0746879113114993" calcext:value-type="percentage">
            <text:p>7.469%</text:p>
          </table:table-cell>
          <table:table-cell table:style-name="ce5" office:value-type="percentage" office:value="0.0591295434240325" calcext:value-type="percentage">
            <text:p>5.913%</text:p>
          </table:table-cell>
        </table:table-row>
        <table:table-row table:style-name="ro1">
          <table:covered-table-cell/>
          <table:covered-table-cell table:style-name="ce1"/>
          <table:table-cell office:value-type="string" calcext:value-type="string">
            <text:p>objb</text:p>
          </table:table-cell>
          <table:table-cell office:value-type="float" office:value="2.683097244" calcext:value-type="float">
            <text:p>2.683097244</text:p>
          </table:table-cell>
          <table:table-cell office:value-type="float" office:value="2.695544955" calcext:value-type="float">
            <text:p>2.695544955</text:p>
          </table:table-cell>
          <table:table-cell office:value-type="float" office:value="2.698314557" calcext:value-type="float">
            <text:p>2.698314557</text:p>
          </table:table-cell>
          <table:table-cell office:value-type="float" office:value="2.695728785" calcext:value-type="float">
            <text:p>2.695728785</text:p>
          </table:table-cell>
          <table:table-cell office:value-type="float" office:value="2.695769459" calcext:value-type="float">
            <text:p>2.695769459</text:p>
          </table:table-cell>
          <table:table-cell office:value-type="float" office:value="2.698160569" calcext:value-type="float">
            <text:p>2.698160569</text:p>
          </table:table-cell>
          <table:table-cell table:style-name="ce5" table:formula="of:=([.E28]-[.D28])/[.D28]" office:value-type="percentage" office:value="0.00463930669223261" calcext:value-type="percentage">
            <text:p>0.464%</text:p>
          </table:table-cell>
          <table:table-cell table:formula="of:=([.F28]-[.D28])/[.D28]" office:value-type="percentage" office:value="0.00567154732614677" calcext:value-type="percentage">
            <text:p>0.567%</text:p>
          </table:table-cell>
          <table:table-cell table:formula="of:=([.G28]-[.D28])/[.D28]" office:value-type="percentage" office:value="0.00470782079488439" calcext:value-type="percentage">
            <text:p>0.471%</text:p>
          </table:table-cell>
          <table:table-cell table:style-name="ce5" table:formula="of:=([.H28]-[.D28])/[.D28]" office:value-type="percentage" office:value="0.00472298014108067" calcext:value-type="percentage">
            <text:p>0.472%</text:p>
          </table:table-cell>
          <table:table-cell table:style-name="ce5" table:formula="of:=([.I28]-[.D28])/[.D28]" office:value-type="percentage" office:value="0.00561415544430424" calcext:value-type="percentage">
            <text:p>0.561%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table:style-name="ce7" office:value-type="percentage" office:value="0.0746100915453813" calcext:value-type="percentage">
            <text:p>7.4610%</text:p>
          </table:table-cell>
          <table:table-cell table:style-name="ce7" office:value-type="percentage" office:value="0.0598378334438035" calcext:value-type="percentage">
            <text:p>5.9838%</text:p>
          </table:table-cell>
          <table:table-cell table:style-name="ce5" office:value-type="percentage" office:value="0.0746799134649628" calcext:value-type="percentage">
            <text:p>7.468%</text:p>
          </table:table-cell>
          <table:table-cell table:style-name="ce5" office:value-type="percentage" office:value="0.0746883104770542" calcext:value-type="percentage">
            <text:p>7.469%</text:p>
          </table:table-cell>
          <table:table-cell table:style-name="ce5" office:value-type="percentage" office:value="0.0591308050257162" calcext:value-type="percentage">
            <text:p>5.913%</text:p>
          </table:table-cell>
        </table:table-row>
        <table:table-row table:style-name="ro1">
          <table:covered-table-cell/>
          <table:covered-table-cell table:style-name="ce1"/>
          <table:table-cell office:value-type="string" calcext:value-type="string">
            <text:p>objc</text:p>
          </table:table-cell>
          <table:table-cell office:value-type="float" office:value="2.497113082" calcext:value-type="float">
            <text:p>2.497113082</text:p>
          </table:table-cell>
          <table:table-cell office:value-type="float" office:value="2.702588338" calcext:value-type="float">
            <text:p>2.702588338</text:p>
          </table:table-cell>
          <table:table-cell office:value-type="float" office:value="2.752296444" calcext:value-type="float">
            <text:p>2.752296444</text:p>
          </table:table-cell>
          <table:table-cell office:value-type="float" office:value="2.704126086" calcext:value-type="float">
            <text:p>2.704126086</text:p>
          </table:table-cell>
          <table:table-cell office:value-type="float" office:value="2.702982012" calcext:value-type="float">
            <text:p>2.702982012</text:p>
          </table:table-cell>
          <table:table-cell office:value-type="float" office:value="2.752462418" calcext:value-type="float">
            <text:p>2.752462418</text:p>
          </table:table-cell>
          <table:table-cell table:style-name="ce5" table:formula="of:=([.E29]-[.D29])/[.D29]" office:value-type="percentage" office:value="0.0822851225605808" calcext:value-type="percentage">
            <text:p>8.229%</text:p>
          </table:table-cell>
          <table:table-cell table:formula="of:=([.F29]-[.D29])/[.D29]" office:value-type="percentage" office:value="0.102191352021438" calcext:value-type="percentage">
            <text:p>10.219%</text:p>
          </table:table-cell>
          <table:table-cell table:formula="of:=([.G29]-[.D29])/[.D29]" office:value-type="percentage" office:value="0.082900932878137" calcext:value-type="percentage">
            <text:p>8.290%</text:p>
          </table:table-cell>
          <table:table-cell table:style-name="ce5" table:formula="of:=([.H29]-[.D29])/[.D29]" office:value-type="percentage" office:value="0.0824427742115364" calcext:value-type="percentage">
            <text:p>8.244%</text:p>
          </table:table-cell>
          <table:table-cell table:style-name="ce5" table:formula="of:=([.I29]-[.D29])/[.D29]" office:value-type="percentage" office:value="0.102257818374602" calcext:value-type="percentage">
            <text:p>10.226%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table:style-name="ce7" office:value-type="percentage" office:value="0.0746062407717937" calcext:value-type="percentage">
            <text:p>7.4606%</text:p>
          </table:table-cell>
          <table:table-cell table:style-name="ce7" office:value-type="percentage" office:value="0.0598380861368439" calcext:value-type="percentage">
            <text:p>5.9838%</text:p>
          </table:table-cell>
          <table:table-cell table:style-name="ce5" office:value-type="percentage" office:value="0.074679407333475" calcext:value-type="percentage">
            <text:p>7.468%</text:p>
          </table:table-cell>
          <table:table-cell table:style-name="ce5" office:value-type="percentage" office:value="0.0746882761883229" calcext:value-type="percentage">
            <text:p>7.469%</text:p>
          </table:table-cell>
          <table:table-cell table:style-name="ce5" office:value-type="percentage" office:value="0.0591309910048122" calcext:value-type="percentage">
            <text:p>5.913%</text:p>
          </table:table-cell>
        </table:table-row>
        <table:table-row table:style-name="ro1">
          <table:covered-table-cell/>
          <table:table-cell table:style-name="ce1" office:value-type="string" calcext:value-type="string" table:number-columns-spanned="1" table:number-rows-spanned="2">
            <text:p>after enderr</text:p>
          </table:table-cell>
          <table:table-cell office:value-type="string" calcext:value-type="string">
            <text:p>xmin</text:p>
          </table:table-cell>
          <table:table-cell office:value-type="float" office:value="1.03" calcext:value-type="float">
            <text:p>1.03</text:p>
          </table:table-cell>
          <table:table-cell office:value-type="float" office:value="0.768" calcext:value-type="float">
            <text:p>0.768</text:p>
          </table:table-cell>
          <table:table-cell office:value-type="float" office:value="0.815" calcext:value-type="float">
            <text:p>0.815</text:p>
          </table:table-cell>
          <table:table-cell table:number-columns-repeated="3"/>
          <table:table-cell table:style-name="ce5"/>
          <table:table-cell table:number-columns-repeated="2"/>
          <table:table-cell table:style-name="ce5" table:number-columns-repeated="2"/>
          <table:table-cell table:number-columns-repeated="3"/>
          <table:table-cell office:value-type="float" office:value="24" calcext:value-type="float">
            <text:p>24</text:p>
          </table:table-cell>
          <table:table-cell table:style-name="ce7" office:value-type="percentage" office:value="0.0746072466988081" calcext:value-type="percentage">
            <text:p>7.4607%</text:p>
          </table:table-cell>
          <table:table-cell table:style-name="ce7" office:value-type="percentage" office:value="0.0598376247297879" calcext:value-type="percentage">
            <text:p>5.9838%</text:p>
          </table:table-cell>
          <table:table-cell table:style-name="ce5" office:value-type="percentage" office:value="0.0746806066936574" calcext:value-type="percentage">
            <text:p>7.468%</text:p>
          </table:table-cell>
          <table:table-cell table:style-name="ce5" office:value-type="percentage" office:value="0.0746874305238562" calcext:value-type="percentage">
            <text:p>7.469%</text:p>
          </table:table-cell>
          <table:table-cell table:style-name="ce5" office:value-type="percentage" office:value="0.0591305676135233" calcext:value-type="percentage">
            <text:p>5.913%</text:p>
          </table:table-cell>
        </table:table-row>
        <table:table-row table:style-name="ro1">
          <table:covered-table-cell/>
          <table:covered-table-cell table:style-name="ce1"/>
          <table:table-cell office:value-type="string" calcext:value-type="string">
            <text:p>enderr</text:p>
          </table:table-cell>
          <table:table-cell office:value-type="float" office:value="2.683097244" calcext:value-type="float">
            <text:p>2.683097244</text:p>
          </table:table-cell>
          <table:table-cell office:value-type="float" office:value="2.769781929" calcext:value-type="float">
            <text:p>2.769781929</text:p>
          </table:table-cell>
          <table:table-cell office:value-type="float" office:value="2.789088318" calcext:value-type="float">
            <text:p>2.789088318</text:p>
          </table:table-cell>
          <table:table-cell office:value-type="float" office:value="2.769962123" calcext:value-type="float">
            <text:p>2.769962123</text:p>
          </table:table-cell>
          <table:table-cell office:value-type="float" office:value="2.769991906" calcext:value-type="float">
            <text:p>2.769991906</text:p>
          </table:table-cell>
          <table:table-cell office:value-type="float" office:value="2.788293729" calcext:value-type="float">
            <text:p>2.788293729</text:p>
          </table:table-cell>
          <table:table-cell table:style-name="ce5" table:formula="of:=([.E31]-[.D31])/[.D31]" office:value-type="percentage" office:value="0.03230769410011" calcext:value-type="percentage">
            <text:p>3.231%</text:p>
          </table:table-cell>
          <table:table-cell table:formula="of:=([.F31]-[.D31])/[.D31]" office:value-type="percentage" office:value="0.0395032547690993" calcext:value-type="percentage">
            <text:p>3.950%</text:p>
          </table:table-cell>
          <table:table-cell table:formula="of:=([.G31]-[.D31])/[.D31]" office:value-type="percentage" office:value="0.0323748530524748" calcext:value-type="percentage">
            <text:p>3.237%</text:p>
          </table:table-cell>
          <table:table-cell table:style-name="ce5" table:formula="of:=([.H31]-[.D31])/[.D31]" office:value-type="percentage" office:value="0.0323859532837715" calcext:value-type="percentage">
            <text:p>3.239%</text:p>
          </table:table-cell>
          <table:table-cell table:style-name="ce5" table:formula="of:=([.I31]-[.D31])/[.D31]" office:value-type="percentage" office:value="0.039207108588868" calcext:value-type="percentage">
            <text:p>3.921%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table:style-name="ce7" office:value-type="percentage" office:value="0.0746072466988081" calcext:value-type="percentage">
            <text:p>7.4607%</text:p>
          </table:table-cell>
          <table:table-cell table:style-name="ce7" office:value-type="percentage" office:value="0.0598374901837887" calcext:value-type="percentage">
            <text:p>5.9837%</text:p>
          </table:table-cell>
          <table:table-cell table:style-name="ce5" office:value-type="percentage" office:value="0.0746784815377345" calcext:value-type="percentage">
            <text:p>7.468%</text:p>
          </table:table-cell>
          <table:table-cell table:style-name="ce5" office:value-type="percentage" office:value="0.0746867030064305" calcext:value-type="percentage">
            <text:p>7.469%</text:p>
          </table:table-cell>
          <table:table-cell table:style-name="ce5" office:value-type="percentage" office:value="0.0591299366263299" calcext:value-type="percentage">
            <text:p>5.913%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10">
            <text:p>P=3</text:p>
          </table:table-cell>
          <table:table-cell table:style-name="ce1" office:value-type="string" calcext:value-type="string" table:number-columns-spanned="1" table:number-rows-spanned="2">
            <text:p>Before mnbrak</text:p>
          </table:table-cell>
          <table:table-cell office:value-type="string" calcext:value-type="string">
            <text:p>ax</text:p>
          </table:table-cell>
          <table:table-cell office:value-type="float" office:value="0.191959" calcext:value-type="float">
            <text:p>0.191959</text:p>
          </table:table-cell>
          <table:table-cell office:value-type="float" office:value="0.1655" calcext:value-type="float">
            <text:p>0.1655</text:p>
          </table:table-cell>
          <table:table-cell office:value-type="float" office:value="0.1686" calcext:value-type="float">
            <text:p>0.1686</text:p>
          </table:table-cell>
          <table:table-cell table:number-columns-repeated="3"/>
          <table:table-cell table:style-name="ce5"/>
          <table:table-cell table:number-columns-repeated="2"/>
          <table:table-cell table:style-name="ce5" table:number-columns-repeated="2"/>
          <table:table-cell table:number-columns-repeated="3"/>
          <table:table-cell office:value-type="float" office:value="26" calcext:value-type="float">
            <text:p>26</text:p>
          </table:table-cell>
          <table:table-cell table:style-name="ce7" office:value-type="percentage" office:value="0.0746072466988081" calcext:value-type="percentage">
            <text:p>7.4607%</text:p>
          </table:table-cell>
          <table:table-cell table:style-name="ce7" office:value-type="percentage" office:value="0.0598381383153478" calcext:value-type="percentage">
            <text:p>5.9838%</text:p>
          </table:table-cell>
          <table:table-cell table:style-name="ce5" office:value-type="percentage" office:value="0.074679758047562" calcext:value-type="percentage">
            <text:p>7.468%</text:p>
          </table:table-cell>
          <table:table-cell table:style-name="ce5" office:value-type="percentage" office:value="0.0746879046028345" calcext:value-type="percentage">
            <text:p>7.469%</text:p>
          </table:table-cell>
          <table:table-cell table:style-name="ce5" office:value-type="percentage" office:value="0.0591311475403237" calcext:value-type="percentage">
            <text:p>5.913%</text:p>
          </table:table-cell>
        </table:table-row>
        <table:table-row table:style-name="ro1">
          <table:covered-table-cell/>
          <table:covered-table-cell table:style-name="ce1"/>
          <table:table-cell office:value-type="string" calcext:value-type="string">
            <text:p>bx</text:p>
          </table:table-cell>
          <table:table-cell office:value-type="float" office:value="0.201959" calcext:value-type="float">
            <text:p>0.201959</text:p>
          </table:table-cell>
          <table:table-cell office:value-type="float" office:value="0.1755" calcext:value-type="float">
            <text:p>0.1755</text:p>
          </table:table-cell>
          <table:table-cell office:value-type="float" office:value="0.1786" calcext:value-type="float">
            <text:p>0.1786</text:p>
          </table:table-cell>
          <table:table-cell table:number-columns-repeated="3"/>
          <table:table-cell table:style-name="ce5"/>
          <table:table-cell table:number-columns-repeated="2"/>
          <table:table-cell table:style-name="ce5" table:number-columns-repeated="2"/>
          <table:table-cell table:number-columns-repeated="3"/>
          <table:table-cell office:value-type="float" office:value="27" calcext:value-type="float">
            <text:p>27</text:p>
          </table:table-cell>
          <table:table-cell table:style-name="ce7" office:value-type="percentage" office:value="0.0746068434335138" calcext:value-type="percentage">
            <text:p>7.4607%</text:p>
          </table:table-cell>
          <table:table-cell table:style-name="ce7" office:value-type="percentage" office:value="0.0598381193074642" calcext:value-type="percentage">
            <text:p>5.9838%</text:p>
          </table:table-cell>
          <table:table-cell table:style-name="ce5" office:value-type="percentage" office:value="0.0746802604520138" calcext:value-type="percentage">
            <text:p>7.468%</text:p>
          </table:table-cell>
          <table:table-cell table:style-name="ce5" office:value-type="percentage" office:value="0.0746881069808889" calcext:value-type="percentage">
            <text:p>7.469%</text:p>
          </table:table-cell>
          <table:table-cell table:style-name="ce5" office:value-type="percentage" office:value="0.0591292176810868" calcext:value-type="percentage">
            <text:p>5.913%</text:p>
          </table:table-cell>
        </table:table-row>
        <table:table-row table:style-name="ro1">
          <table:covered-table-cell/>
          <table:table-cell table:style-name="ce1" office:value-type="string" calcext:value-type="string" table:number-columns-spanned="1" table:number-rows-spanned="6">
            <text:p>after mnbrak</text:p>
          </table:table-cell>
          <table:table-cell office:value-type="string" calcext:value-type="string">
            <text:p>ax</text:p>
          </table:table-cell>
          <table:table-cell office:value-type="float" office:value="0.201959" calcext:value-type="float">
            <text:p>0.201959</text:p>
          </table:table-cell>
          <table:table-cell office:value-type="float" office:value="0.1655" calcext:value-type="float">
            <text:p>0.1655</text:p>
          </table:table-cell>
          <table:table-cell office:value-type="float" office:value="0.1688" calcext:value-type="float">
            <text:p>0.1688</text:p>
          </table:table-cell>
          <table:table-cell table:number-columns-repeated="3"/>
          <table:table-cell table:style-name="ce5"/>
          <table:table-cell table:number-columns-repeated="2"/>
          <table:table-cell table:style-name="ce5" table:number-columns-repeated="2"/>
          <table:table-cell table:number-columns-repeated="9"/>
        </table:table-row>
        <table:table-row table:style-name="ro1">
          <table:covered-table-cell/>
          <table:covered-table-cell table:style-name="ce1"/>
          <table:table-cell office:value-type="string" calcext:value-type="string">
            <text:p>bx</text:p>
          </table:table-cell>
          <table:table-cell office:value-type="float" office:value="0.191959" calcext:value-type="float">
            <text:p>0.191959</text:p>
          </table:table-cell>
          <table:table-cell office:value-type="float" office:value="0.1755" calcext:value-type="float">
            <text:p>0.1755</text:p>
          </table:table-cell>
          <table:table-cell office:value-type="float" office:value="0.1786" calcext:value-type="float">
            <text:p>0.1786</text:p>
          </table:table-cell>
          <table:table-cell table:number-columns-repeated="3"/>
          <table:table-cell table:style-name="ce5"/>
          <table:table-cell table:number-columns-repeated="2"/>
          <table:table-cell table:style-name="ce5" table:number-columns-repeated="2"/>
          <table:table-cell table:number-columns-repeated="9"/>
        </table:table-row>
        <table:table-row table:style-name="ro1">
          <table:covered-table-cell/>
          <table:covered-table-cell table:style-name="ce1"/>
          <table:table-cell office:value-type="string" calcext:value-type="string">
            <text:p>cx</text:p>
          </table:table-cell>
          <table:table-cell office:value-type="float" office:value="0.175778" calcext:value-type="float">
            <text:p>0.175778</text:p>
          </table:table-cell>
          <table:table-cell office:value-type="float" office:value="0.191717" calcext:value-type="float">
            <text:p>0.191717</text:p>
          </table:table-cell>
          <table:table-cell office:value-type="float" office:value="0.1948" calcext:value-type="float">
            <text:p>0.1948</text:p>
          </table:table-cell>
          <table:table-cell table:number-columns-repeated="3"/>
          <table:table-cell table:style-name="ce5"/>
          <table:table-cell table:number-columns-repeated="2"/>
          <table:table-cell table:style-name="ce5" table:number-columns-repeated="2"/>
          <table:table-cell table:number-columns-repeated="9"/>
        </table:table-row>
        <table:table-row table:style-name="ro1">
          <table:covered-table-cell/>
          <table:covered-table-cell table:style-name="ce1"/>
          <table:table-cell office:value-type="string" calcext:value-type="string">
            <text:p>obja</text:p>
          </table:table-cell>
          <table:table-cell office:value-type="float" office:value="2.687627757" calcext:value-type="float">
            <text:p>2.687627757</text:p>
          </table:table-cell>
          <table:table-cell office:value-type="float" office:value="2.886472475" calcext:value-type="float">
            <text:p>2.886472475</text:p>
          </table:table-cell>
          <table:table-cell office:value-type="float" office:value="2.84703312" calcext:value-type="float">
            <text:p>2.84703312</text:p>
          </table:table-cell>
          <table:table-cell office:value-type="float" office:value="2.886699203" calcext:value-type="float">
            <text:p>2.886699203</text:p>
          </table:table-cell>
          <table:table-cell office:value-type="float" office:value="2.88672287" calcext:value-type="float">
            <text:p>2.88672287</text:p>
          </table:table-cell>
          <table:table-cell office:value-type="float" office:value="2.844963299" calcext:value-type="float">
            <text:p>2.844963299</text:p>
          </table:table-cell>
          <table:table-cell table:style-name="ce5" table:formula="of:=([.E37]-[.D37])/[.D37]" office:value-type="percentage" office:value="0.0739852152077622" calcext:value-type="percentage">
            <text:p>7.399%</text:p>
          </table:table-cell>
          <table:table-cell table:formula="of:=([.F37]-[.D37])/[.D37]" office:value-type="percentage" office:value="0.0593108039552071" calcext:value-type="percentage">
            <text:p>5.931%</text:p>
          </table:table-cell>
          <table:table-cell table:formula="of:=([.G37]-[.D37])/[.D37]" office:value-type="percentage" office:value="0.0740695751044813" calcext:value-type="percentage">
            <text:p>7.407%</text:p>
          </table:table-cell>
          <table:table-cell table:style-name="ce5" table:formula="of:=([.H37]-[.D37])/[.D37]" office:value-type="percentage" office:value="0.0740783810114519" calcext:value-type="percentage">
            <text:p>7.408%</text:p>
          </table:table-cell>
          <table:table-cell table:style-name="ce5" table:formula="of:=([.I37]-[.D37])/[.D37]" office:value-type="percentage" office:value="0.0585406746117334" calcext:value-type="percentage">
            <text:p>5.854%</text:p>
          </table:table-cell>
          <table:table-cell table:number-columns-repeated="9"/>
        </table:table-row>
        <table:table-row table:style-name="ro1">
          <table:covered-table-cell/>
          <table:covered-table-cell table:style-name="ce1"/>
          <table:table-cell office:value-type="string" calcext:value-type="string">
            <text:p>objb</text:p>
          </table:table-cell>
          <table:table-cell office:value-type="float" office:value="2.683097244" calcext:value-type="float">
            <text:p>2.683097244</text:p>
          </table:table-cell>
          <table:table-cell office:value-type="float" office:value="2.884761029" calcext:value-type="float">
            <text:p>2.884761029</text:p>
          </table:table-cell>
          <table:table-cell office:value-type="float" office:value="2.846260816" calcext:value-type="float">
            <text:p>2.846260816</text:p>
          </table:table-cell>
          <table:table-cell office:value-type="float" office:value="2.885001942" calcext:value-type="float">
            <text:p>2.885001942</text:p>
          </table:table-cell>
          <table:table-cell office:value-type="float" office:value="2.885029301" calcext:value-type="float">
            <text:p>2.885029301</text:p>
          </table:table-cell>
          <table:table-cell office:value-type="float" office:value="2.844223981" calcext:value-type="float">
            <text:p>2.844223981</text:p>
          </table:table-cell>
          <table:table-cell table:style-name="ce5" table:formula="of:=([.E38]-[.D38])/[.D38]" office:value-type="percentage" office:value="0.0751608185096403" calcext:value-type="percentage">
            <text:p>7.516%</text:p>
          </table:table-cell>
          <table:table-cell table:formula="of:=([.F38]-[.D38])/[.D38]" office:value-type="percentage" office:value="0.0608116505523123" calcext:value-type="percentage">
            <text:p>6.081%</text:p>
          </table:table-cell>
          <table:table-cell table:formula="of:=([.G38]-[.D38])/[.D38]" office:value-type="percentage" office:value="0.0752506076518486" calcext:value-type="percentage">
            <text:p>7.525%</text:p>
          </table:table-cell>
          <table:table-cell table:style-name="ce5" table:formula="of:=([.H38]-[.D38])/[.D38]" office:value-type="percentage" office:value="0.0752608044496208" calcext:value-type="percentage">
            <text:p>7.526%</text:p>
          </table:table-cell>
          <table:table-cell table:style-name="ce5" table:formula="of:=([.I38]-[.D38])/[.D38]" office:value-type="percentage" office:value="0.0600525148167161" calcext:value-type="percentage">
            <text:p>6.005%</text:p>
          </table:table-cell>
          <table:table-cell table:number-columns-repeated="9"/>
        </table:table-row>
        <table:table-row table:style-name="ro1">
          <table:covered-table-cell/>
          <table:covered-table-cell table:style-name="ce1"/>
          <table:table-cell office:value-type="string" calcext:value-type="string">
            <text:p>objc</text:p>
          </table:table-cell>
          <table:table-cell office:value-type="float" office:value="2.694754013" calcext:value-type="float">
            <text:p>2.694754013</text:p>
          </table:table-cell>
          <table:table-cell office:value-type="float" office:value="2.906522641" calcext:value-type="float">
            <text:p>2.906522641</text:p>
          </table:table-cell>
          <table:table-cell office:value-type="float" office:value="2.868705885" calcext:value-type="float">
            <text:p>2.868705885</text:p>
          </table:table-cell>
          <table:table-cell office:value-type="float" office:value="2.906783279" calcext:value-type="float">
            <text:p>2.906783279</text:p>
          </table:table-cell>
          <table:table-cell office:value-type="float" office:value="2.906815288" calcext:value-type="float">
            <text:p>2.906815288</text:p>
          </table:table-cell>
          <table:table-cell office:value-type="float" office:value="2.866680937" calcext:value-type="float">
            <text:p>2.866680937</text:p>
          </table:table-cell>
          <table:table-cell table:style-name="ce5" table:formula="of:=([.E39]-[.D39])/[.D39]" office:value-type="percentage" office:value="0.0785855135490618" calcext:value-type="percentage">
            <text:p>7.859%</text:p>
          </table:table-cell>
          <table:table-cell table:formula="of:=([.F39]-[.D39])/[.D39]" office:value-type="percentage" office:value="0.0645520411736372" calcext:value-type="percentage">
            <text:p>6.455%</text:p>
          </table:table-cell>
          <table:table-cell table:formula="of:=([.G39]-[.D39])/[.D39]" office:value-type="percentage" office:value="0.07868223406557" calcext:value-type="percentage">
            <text:p>7.868%</text:p>
          </table:table-cell>
          <table:table-cell table:style-name="ce5" table:formula="of:=([.H39]-[.D39])/[.D39]" office:value-type="percentage" office:value="0.0786941123297254" calcext:value-type="percentage">
            <text:p>7.869%</text:p>
          </table:table-cell>
          <table:table-cell table:style-name="ce5" table:formula="of:=([.I39]-[.D39])/[.D39]" office:value-type="percentage" office:value="0.0638006004149515" calcext:value-type="percentage">
            <text:p>6.380%</text:p>
          </table:table-cell>
          <table:table-cell table:number-columns-repeated="9"/>
        </table:table-row>
        <table:table-row table:style-name="ro1">
          <table:covered-table-cell/>
          <table:table-cell table:style-name="ce1" office:value-type="string" calcext:value-type="string" table:number-columns-spanned="1" table:number-rows-spanned="2">
            <text:p>after enderr</text:p>
          </table:table-cell>
          <table:table-cell office:value-type="string" calcext:value-type="string">
            <text:p>xmin</text:p>
          </table:table-cell>
          <table:table-cell office:value-type="float" office:value="0.191959" calcext:value-type="float">
            <text:p>0.191959</text:p>
          </table:table-cell>
          <table:table-cell office:value-type="float" office:value="0.172" calcext:value-type="float">
            <text:p>0.172</text:p>
          </table:table-cell>
          <table:table-cell office:value-type="float" office:value="0.174" calcext:value-type="float">
            <text:p>0.174</text:p>
          </table:table-cell>
          <table:table-cell table:number-columns-repeated="3"/>
          <table:table-cell table:style-name="ce5"/>
          <table:table-cell table:number-columns-repeated="2"/>
          <table:table-cell table:style-name="ce5" table:number-columns-repeated="2"/>
          <table:table-cell table:number-columns-repeated="9"/>
        </table:table-row>
        <table:table-row table:style-name="ro1">
          <table:covered-table-cell/>
          <table:covered-table-cell table:style-name="ce1"/>
          <table:table-cell office:value-type="string" calcext:value-type="string">
            <text:p>enderr</text:p>
          </table:table-cell>
          <table:table-cell office:value-type="float" office:value="2.683097244" calcext:value-type="float">
            <text:p>2.683097244</text:p>
          </table:table-cell>
          <table:table-cell office:value-type="float" office:value="2.884041725" calcext:value-type="float">
            <text:p>2.884041725</text:p>
          </table:table-cell>
          <table:table-cell office:value-type="float" office:value="2.845222294" calcext:value-type="float">
            <text:p>2.845222294</text:p>
          </table:table-cell>
          <table:table-cell office:value-type="float" office:value="2.884279898" calcext:value-type="float">
            <text:p>2.884279898</text:p>
          </table:table-cell>
          <table:table-cell office:value-type="float" office:value="2.884303844" calcext:value-type="float">
            <text:p>2.884303844</text:p>
          </table:table-cell>
          <table:table-cell office:value-type="float" office:value="2.843172178" calcext:value-type="float">
            <text:p>2.843172178</text:p>
          </table:table-cell>
          <table:table-cell table:style-name="ce5" table:formula="of:=([.E41]-[.D41])/[.D41]" office:value-type="percentage" office:value="0.0748927313198791" calcext:value-type="percentage">
            <text:p>7.489%</text:p>
          </table:table-cell>
          <table:table-cell table:formula="of:=([.F41]-[.D41])/[.D41]" office:value-type="percentage" office:value="0.0604245896650029" calcext:value-type="percentage">
            <text:p>6.042%</text:p>
          </table:table-cell>
          <table:table-cell table:formula="of:=([.G41]-[.D41])/[.D41]" office:value-type="percentage" office:value="0.0749814992542254" calcext:value-type="percentage">
            <text:p>7.498%</text:p>
          </table:table-cell>
          <table:table-cell table:style-name="ce5" table:formula="of:=([.H41]-[.D41])/[.D41]" office:value-type="percentage" office:value="0.0749904240146133" calcext:value-type="percentage">
            <text:p>7.499%</text:p>
          </table:table-cell>
          <table:table-cell table:style-name="ce5" table:formula="of:=([.I41]-[.D41])/[.D41]" office:value-type="percentage" office:value="0.059660504052905" calcext:value-type="percentage">
            <text:p>5.966%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 table:number-columns-spanned="1" table:number-rows-spanned="10">
            <text:p>P=4</text:p>
          </table:table-cell>
          <table:table-cell table:style-name="ce1" office:value-type="string" calcext:value-type="string" table:number-columns-spanned="1" table:number-rows-spanned="2">
            <text:p>Before mnbrak</text:p>
          </table:table-cell>
          <table:table-cell office:value-type="string" calcext:value-type="string">
            <text:p>ax</text:p>
          </table:table-cell>
          <table:table-cell table:number-columns-repeated="2" office:value-type="float" office:value="0.331356" calcext:value-type="float">
            <text:p>0.331356</text:p>
          </table:table-cell>
          <table:table-cell table:number-columns-repeated="4"/>
          <table:table-cell table:style-name="ce5"/>
          <table:table-cell table:number-columns-repeated="2"/>
          <table:table-cell table:style-name="ce5" table:number-columns-repeated="2"/>
          <table:table-cell table:number-columns-repeated="9"/>
        </table:table-row>
        <table:table-row table:style-name="ro1">
          <table:covered-table-cell/>
          <table:covered-table-cell table:style-name="ce1"/>
          <table:table-cell office:value-type="string" calcext:value-type="string">
            <text:p>bx</text:p>
          </table:table-cell>
          <table:table-cell table:number-columns-repeated="2" office:value-type="float" office:value="0.418622" calcext:value-type="float">
            <text:p>0.418622</text:p>
          </table:table-cell>
          <table:table-cell table:number-columns-repeated="4"/>
          <table:table-cell table:style-name="ce5"/>
          <table:table-cell table:number-columns-repeated="2"/>
          <table:table-cell table:style-name="ce5" table:number-columns-repeated="2"/>
          <table:table-cell table:number-columns-repeated="9"/>
        </table:table-row>
        <table:table-row table:style-name="ro1">
          <table:covered-table-cell/>
          <table:table-cell table:style-name="ce1" office:value-type="string" calcext:value-type="string" table:number-columns-spanned="1" table:number-rows-spanned="6">
            <text:p>after mnbrak</text:p>
          </table:table-cell>
          <table:table-cell office:value-type="string" calcext:value-type="string">
            <text:p>ax</text:p>
          </table:table-cell>
          <table:table-cell office:value-type="float" office:value="0.418622" calcext:value-type="float">
            <text:p>0.418622</text:p>
          </table:table-cell>
          <table:table-cell office:value-type="float" office:value="0.331356" calcext:value-type="float">
            <text:p>0.331356</text:p>
          </table:table-cell>
          <table:table-cell table:number-columns-repeated="4"/>
          <table:table-cell table:style-name="ce5"/>
          <table:table-cell table:number-columns-repeated="2"/>
          <table:table-cell table:style-name="ce5" table:number-columns-repeated="2"/>
          <table:table-cell table:number-columns-repeated="9"/>
        </table:table-row>
        <table:table-row table:style-name="ro1">
          <table:covered-table-cell/>
          <table:covered-table-cell table:style-name="ce1"/>
          <table:table-cell office:value-type="string" calcext:value-type="string">
            <text:p>bx</text:p>
          </table:table-cell>
          <table:table-cell office:value-type="float" office:value="0.331356" calcext:value-type="float">
            <text:p>0.331356</text:p>
          </table:table-cell>
          <table:table-cell office:value-type="float" office:value="0.190156" calcext:value-type="float">
            <text:p>0.190156</text:p>
          </table:table-cell>
          <table:table-cell table:number-columns-repeated="4"/>
          <table:table-cell table:style-name="ce5"/>
          <table:table-cell table:number-columns-repeated="2"/>
          <table:table-cell table:style-name="ce5" table:number-columns-repeated="2"/>
          <table:table-cell table:number-columns-repeated="9"/>
        </table:table-row>
        <table:table-row table:style-name="ro1">
          <table:covered-table-cell/>
          <table:covered-table-cell table:style-name="ce1"/>
          <table:table-cell office:value-type="string" calcext:value-type="string">
            <text:p>cx</text:p>
          </table:table-cell>
          <table:table-cell office:value-type="float" office:value="0.222064" calcext:value-type="float">
            <text:p>0.222064</text:p>
          </table:table-cell>
          <table:table-cell office:value-type="float" office:value="-0.03831" calcext:value-type="float">
            <text:p>-0.03831</text:p>
          </table:table-cell>
          <table:table-cell table:number-columns-repeated="4"/>
          <table:table-cell table:style-name="ce5"/>
          <table:table-cell table:number-columns-repeated="2"/>
          <table:table-cell table:style-name="ce5" table:number-columns-repeated="2"/>
          <table:table-cell table:number-columns-repeated="9"/>
        </table:table-row>
        <table:table-row table:style-name="ro1">
          <table:covered-table-cell/>
          <table:covered-table-cell table:style-name="ce1"/>
          <table:table-cell office:value-type="string" calcext:value-type="string">
            <text:p>obja</text:p>
          </table:table-cell>
          <table:table-cell office:value-type="float" office:value="2.683212306" calcext:value-type="float">
            <text:p>2.683212306</text:p>
          </table:table-cell>
          <table:table-cell office:value-type="float" office:value="2.884043305" calcext:value-type="float">
            <text:p>2.884043305</text:p>
          </table:table-cell>
          <table:table-cell office:value-type="float" office:value="2.845226152" calcext:value-type="float">
            <text:p>2.845226152</text:p>
          </table:table-cell>
          <table:table-cell office:value-type="float" office:value="2.8842799" calcext:value-type="float">
            <text:p>2.8842799</text:p>
          </table:table-cell>
          <table:table-cell office:value-type="float" office:value="2.884305587" calcext:value-type="float">
            <text:p>2.884305587</text:p>
          </table:table-cell>
          <table:table-cell office:value-type="float" office:value="2.843169722" calcext:value-type="float">
            <text:p>2.843169722</text:p>
          </table:table-cell>
          <table:table-cell table:style-name="ce5" table:formula="of:=([.E47]-[.D47])/[.D47]" office:value-type="percentage" office:value="0.0748472264199581" calcext:value-type="percentage">
            <text:p>7.485%</text:p>
          </table:table-cell>
          <table:table-cell table:formula="of:=([.F47]-[.D47])/[.D47]" office:value-type="percentage" office:value="0.0603805541729652" calcext:value-type="percentage">
            <text:p>6.038%</text:p>
          </table:table-cell>
          <table:table-cell table:formula="of:=([.G47]-[.D47])/[.D47]" office:value-type="percentage" office:value="0.0749354024466821" calcext:value-type="percentage">
            <text:p>7.494%</text:p>
          </table:table-cell>
          <table:table-cell table:style-name="ce5" table:formula="of:=([.H47]-[.D47])/[.D47]" office:value-type="percentage" office:value="0.0749449756734978" calcext:value-type="percentage">
            <text:p>7.494%</text:p>
          </table:table-cell>
          <table:table-cell table:style-name="ce5" table:formula="of:=([.I47]-[.D47])/[.D47]" office:value-type="percentage" office:value="0.0596141481769127" calcext:value-type="percentage">
            <text:p>5.961%</text:p>
          </table:table-cell>
          <table:table-cell table:number-columns-repeated="9"/>
        </table:table-row>
        <table:table-row table:style-name="ro1">
          <table:covered-table-cell/>
          <table:covered-table-cell table:style-name="ce1"/>
          <table:table-cell office:value-type="string" calcext:value-type="string">
            <text:p>objb</text:p>
          </table:table-cell>
          <table:table-cell office:value-type="float" office:value="2.683097244" calcext:value-type="float">
            <text:p>2.683097244</text:p>
          </table:table-cell>
          <table:table-cell office:value-type="float" office:value="2.883518283" calcext:value-type="float">
            <text:p>2.883518283</text:p>
          </table:table-cell>
          <table:table-cell office:value-type="float" office:value="2.843862207" calcext:value-type="float">
            <text:p>2.843862207</text:p>
          </table:table-cell>
          <table:table-cell office:value-type="float" office:value="2.883740246" calcext:value-type="float">
            <text:p>2.883740246</text:p>
          </table:table-cell>
          <table:table-cell office:value-type="float" office:value="2.883768959" calcext:value-type="float">
            <text:p>2.883768959</text:p>
          </table:table-cell>
          <table:table-cell office:value-type="float" office:value="2.842066625" calcext:value-type="float">
            <text:p>2.842066625</text:p>
          </table:table-cell>
          <table:table-cell table:style-name="ce5" table:formula="of:=([.E48]-[.D48])/[.D48]" office:value-type="percentage" office:value="0.0746976426024759" calcext:value-type="percentage">
            <text:p>7.470%</text:p>
          </table:table-cell>
          <table:table-cell table:formula="of:=([.F48]-[.D48])/[.D48]" office:value-type="percentage" office:value="0.0599176803447979" calcext:value-type="percentage">
            <text:p>5.992%</text:p>
          </table:table-cell>
          <table:table-cell table:formula="of:=([.G48]-[.D48])/[.D48]" office:value-type="percentage" office:value="0.0747803690114782" calcext:value-type="percentage">
            <text:p>7.478%</text:p>
          </table:table-cell>
          <table:table-cell table:style-name="ce5" table:formula="of:=([.H48]-[.D48])/[.D48]" office:value-type="percentage" office:value="0.0747910704499238" calcext:value-type="percentage">
            <text:p>7.479%</text:p>
          </table:table-cell>
          <table:table-cell table:style-name="ce5" table:formula="of:=([.I48]-[.D48])/[.D48]" office:value-type="percentage" office:value="0.0592484604706338" calcext:value-type="percentage">
            <text:p>5.925%</text:p>
          </table:table-cell>
          <table:table-cell table:number-columns-repeated="9"/>
        </table:table-row>
        <table:table-row table:style-name="ro1">
          <table:covered-table-cell/>
          <table:covered-table-cell table:style-name="ce1"/>
          <table:table-cell office:value-type="string" calcext:value-type="string">
            <text:p>objc</text:p>
          </table:table-cell>
          <table:table-cell office:value-type="float" office:value="2.683137422" calcext:value-type="float">
            <text:p>2.683137422</text:p>
          </table:table-cell>
          <table:table-cell office:value-type="float" office:value="2.883583378" calcext:value-type="float">
            <text:p>2.883583378</text:p>
          </table:table-cell>
          <table:table-cell office:value-type="float" office:value="2.844793844" calcext:value-type="float">
            <text:p>2.844793844</text:p>
          </table:table-cell>
          <table:table-cell office:value-type="float" office:value="2.883760879" calcext:value-type="float">
            <text:p>2.883760879</text:p>
          </table:table-cell>
          <table:table-cell office:value-type="float" office:value="2.883779779" calcext:value-type="float">
            <text:p>2.883779779</text:p>
          </table:table-cell>
          <table:table-cell office:value-type="float" office:value="2.851050316" calcext:value-type="float">
            <text:p>2.851050316</text:p>
          </table:table-cell>
          <table:table-cell table:style-name="ce5" table:formula="of:=([.E49]-[.D49])/[.D49]" office:value-type="percentage" office:value="0.0747058105770029" calcext:value-type="percentage">
            <text:p>7.471%</text:p>
          </table:table-cell>
          <table:table-cell table:formula="of:=([.F49]-[.D49])/[.D49]" office:value-type="percentage" office:value="0.0602490281245086" calcext:value-type="percentage">
            <text:p>6.025%</text:p>
          </table:table-cell>
          <table:table-cell table:formula="of:=([.G49]-[.D49])/[.D49]" office:value-type="percentage" office:value="0.0747719648479487" calcext:value-type="percentage">
            <text:p>7.477%</text:p>
          </table:table-cell>
          <table:table-cell table:style-name="ce5" table:formula="of:=([.H49]-[.D49])/[.D49]" office:value-type="percentage" office:value="0.0747790088404946" calcext:value-type="percentage">
            <text:p>7.478%</text:p>
          </table:table-cell>
          <table:table-cell table:style-name="ce5" table:formula="of:=([.I49]-[.D49])/[.D49]" office:value-type="percentage" office:value="0.0625808028404443" calcext:value-type="percentage">
            <text:p>6.258%</text:p>
          </table:table-cell>
          <table:table-cell table:number-columns-repeated="9"/>
        </table:table-row>
        <table:table-row table:style-name="ro1">
          <table:covered-table-cell/>
          <table:table-cell table:style-name="ce1" office:value-type="string" calcext:value-type="string" table:number-columns-spanned="1" table:number-rows-spanned="2">
            <text:p>after enderr</text:p>
          </table:table-cell>
          <table:table-cell office:value-type="string" calcext:value-type="string">
            <text:p>xmin</text:p>
          </table:table-cell>
          <table:table-cell office:value-type="float" office:value="0.331356" calcext:value-type="float">
            <text:p>0.331356</text:p>
          </table:table-cell>
          <table:table-cell office:value-type="float" office:value="0.091121" calcext:value-type="float">
            <text:p>0.091121</text:p>
          </table:table-cell>
          <table:table-cell office:value-type="float" office:value="0.13786" calcext:value-type="float">
            <text:p>0.13786</text:p>
          </table:table-cell>
          <table:table-cell table:number-columns-repeated="3"/>
          <table:table-cell table:style-name="ce5"/>
          <table:table-cell table:number-columns-repeated="2"/>
          <table:table-cell table:style-name="ce5" table:number-columns-repeated="2"/>
          <table:table-cell table:number-columns-repeated="9"/>
        </table:table-row>
        <table:table-row table:style-name="ro1">
          <table:covered-table-cell/>
          <table:covered-table-cell table:style-name="ce1"/>
          <table:table-cell office:value-type="string" calcext:value-type="string">
            <text:p>enderr</text:p>
          </table:table-cell>
          <table:table-cell office:value-type="float" office:value="2.683092744" calcext:value-type="float">
            <text:p>2.683092744</text:p>
          </table:table-cell>
          <table:table-cell office:value-type="float" office:value="2.883274548" calcext:value-type="float">
            <text:p>2.883274548</text:p>
          </table:table-cell>
          <table:table-cell office:value-type="float" office:value="2.84364869" calcext:value-type="float">
            <text:p>2.84364869</text:p>
          </table:table-cell>
          <table:table-cell office:value-type="float" office:value="2.883468699" calcext:value-type="float">
            <text:p>2.883468699</text:p>
          </table:table-cell>
          <table:table-cell office:value-type="float" office:value="2.883490534" calcext:value-type="float">
            <text:p>2.883490534</text:p>
          </table:table-cell>
          <table:table-cell office:value-type="float" office:value="2.841750227" calcext:value-type="float">
            <text:p>2.841750227</text:p>
          </table:table-cell>
          <table:table-cell table:style-name="ce5" table:formula="of:=([.E51]-[.D51])/[.D51]" office:value-type="percentage" office:value="0.0746086039879358" calcext:value-type="percentage">
            <text:p>7.461%</text:p>
          </table:table-cell>
          <table:table-cell table:formula="of:=([.F51]-[.D51])/[.D51]" office:value-type="percentage" office:value="0.0598398793180144" calcext:value-type="percentage">
            <text:p>5.984%</text:p>
          </table:table-cell>
          <table:table-cell table:formula="of:=([.G51]-[.D51])/[.D51]" office:value-type="percentage" office:value="0.0746809648857966" calcext:value-type="percentage">
            <text:p>7.468%</text:p>
          </table:table-cell>
          <table:table-cell table:style-name="ce5" table:formula="of:=([.H51]-[.D51])/[.D51]" office:value-type="percentage" office:value="0.0746891028825352" calcext:value-type="percentage">
            <text:p>7.469%</text:p>
          </table:table-cell>
          <table:table-cell table:style-name="ce5" table:formula="of:=([.I51]-[.D51])/[.D51]" office:value-type="percentage" office:value="0.0591323141381504" calcext:value-type="percentage">
            <text:p>5.913%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 table:number-columns-spanned="1" table:number-rows-spanned="10">
            <text:p>P=5</text:p>
          </table:table-cell>
          <table:table-cell table:style-name="ce1" office:value-type="string" calcext:value-type="string" table:number-columns-spanned="1" table:number-rows-spanned="2">
            <text:p>Before mnbrak</text:p>
          </table:table-cell>
          <table:table-cell office:value-type="string" calcext:value-type="string">
            <text:p>ax</text:p>
          </table:table-cell>
          <table:table-cell office:value-type="float" office:value="213.485" calcext:value-type="float">
            <text:p>213.485</text:p>
          </table:table-cell>
          <table:table-cell office:value-type="float" office:value="318.213" calcext:value-type="float">
            <text:p>318.213</text:p>
          </table:table-cell>
          <table:table-cell office:value-type="float" office:value="298.308" calcext:value-type="float">
            <text:p>298.308</text:p>
          </table:table-cell>
          <table:table-cell table:number-columns-repeated="3"/>
          <table:table-cell table:style-name="ce5"/>
          <table:table-cell table:number-columns-repeated="2"/>
          <table:table-cell table:style-name="ce5" table:number-columns-repeated="2"/>
          <table:table-cell table:number-columns-repeated="9"/>
        </table:table-row>
        <table:table-row table:style-name="ro1">
          <table:covered-table-cell/>
          <table:covered-table-cell table:style-name="ce1"/>
          <table:table-cell office:value-type="string" calcext:value-type="string">
            <text:p>bx</text:p>
          </table:table-cell>
          <table:table-cell office:value-type="float" office:value="213.485" calcext:value-type="float">
            <text:p>213.485</text:p>
          </table:table-cell>
          <table:table-cell office:value-type="float" office:value="318.213" calcext:value-type="float">
            <text:p>318.213</text:p>
          </table:table-cell>
          <table:table-cell office:value-type="float" office:value="298.308" calcext:value-type="float">
            <text:p>298.308</text:p>
          </table:table-cell>
          <table:table-cell table:number-columns-repeated="3"/>
          <table:table-cell table:style-name="ce5"/>
          <table:table-cell table:number-columns-repeated="2"/>
          <table:table-cell table:style-name="ce5" table:number-columns-repeated="2"/>
          <table:table-cell table:number-columns-repeated="9"/>
        </table:table-row>
        <table:table-row table:style-name="ro1">
          <table:covered-table-cell/>
          <table:table-cell table:style-name="ce1" office:value-type="string" calcext:value-type="string" table:number-columns-spanned="1" table:number-rows-spanned="6">
            <text:p>after mnbrak</text:p>
          </table:table-cell>
          <table:table-cell office:value-type="string" calcext:value-type="string">
            <text:p>ax</text:p>
          </table:table-cell>
          <table:table-cell office:value-type="float" office:value="213.485" calcext:value-type="float">
            <text:p>213.485</text:p>
          </table:table-cell>
          <table:table-cell office:value-type="float" office:value="318.213" calcext:value-type="float">
            <text:p>318.213</text:p>
          </table:table-cell>
          <table:table-cell office:value-type="float" office:value="298.308" calcext:value-type="float">
            <text:p>298.308</text:p>
          </table:table-cell>
          <table:table-cell table:number-columns-repeated="3"/>
          <table:table-cell table:style-name="ce5"/>
          <table:table-cell table:number-columns-repeated="2"/>
          <table:table-cell table:style-name="ce5" table:number-columns-repeated="2"/>
          <table:table-cell table:number-columns-repeated="9"/>
        </table:table-row>
        <table:table-row table:style-name="ro1">
          <table:covered-table-cell/>
          <table:covered-table-cell table:style-name="ce1"/>
          <table:table-cell office:value-type="string" calcext:value-type="string">
            <text:p>bx</text:p>
          </table:table-cell>
          <table:table-cell office:value-type="float" office:value="213.485" calcext:value-type="float">
            <text:p>213.485</text:p>
          </table:table-cell>
          <table:table-cell office:value-type="float" office:value="318.213" calcext:value-type="float">
            <text:p>318.213</text:p>
          </table:table-cell>
          <table:table-cell office:value-type="float" office:value="298.308" calcext:value-type="float">
            <text:p>298.308</text:p>
          </table:table-cell>
          <table:table-cell table:number-columns-repeated="3"/>
          <table:table-cell table:style-name="ce5"/>
          <table:table-cell table:number-columns-repeated="2"/>
          <table:table-cell table:style-name="ce5" table:number-columns-repeated="2"/>
          <table:table-cell table:number-columns-repeated="9"/>
        </table:table-row>
        <table:table-row table:style-name="ro1">
          <table:covered-table-cell/>
          <table:covered-table-cell table:style-name="ce1"/>
          <table:table-cell office:value-type="string" calcext:value-type="string">
            <text:p>cx</text:p>
          </table:table-cell>
          <table:table-cell office:value-type="float" office:value="213.485" calcext:value-type="float">
            <text:p>213.485</text:p>
          </table:table-cell>
          <table:table-cell office:value-type="float" office:value="318.213" calcext:value-type="float">
            <text:p>318.213</text:p>
          </table:table-cell>
          <table:table-cell office:value-type="float" office:value="298.308" calcext:value-type="float">
            <text:p>298.308</text:p>
          </table:table-cell>
          <table:table-cell table:number-columns-repeated="3"/>
          <table:table-cell table:style-name="ce5"/>
          <table:table-cell table:number-columns-repeated="2"/>
          <table:table-cell table:style-name="ce5" table:number-columns-repeated="2"/>
          <table:table-cell table:number-columns-repeated="9"/>
        </table:table-row>
        <table:table-row table:style-name="ro1">
          <table:covered-table-cell/>
          <table:covered-table-cell table:style-name="ce1"/>
          <table:table-cell office:value-type="string" calcext:value-type="string">
            <text:p>obja</text:p>
          </table:table-cell>
          <table:table-cell office:value-type="float" office:value="2.683097244" calcext:value-type="float">
            <text:p>2.683097244</text:p>
          </table:table-cell>
          <table:table-cell office:value-type="float" office:value="2.883273904" calcext:value-type="float">
            <text:p>2.883273904</text:p>
          </table:table-cell>
          <table:table-cell office:value-type="float" office:value="2.843649726" calcext:value-type="float">
            <text:p>2.843649726</text:p>
          </table:table-cell>
          <table:table-cell office:value-type="float" office:value="2.88347006" calcext:value-type="float">
            <text:p>2.88347006</text:p>
          </table:table-cell>
          <table:table-cell office:value-type="float" office:value="2.883493532" calcext:value-type="float">
            <text:p>2.883493532</text:p>
          </table:table-cell>
          <table:table-cell office:value-type="float" office:value="2.841749259" calcext:value-type="float">
            <text:p>2.841749259</text:p>
          </table:table-cell>
          <table:table-cell table:style-name="ce5" table:formula="of:=([.E57]-[.D57])/[.D57]" office:value-type="percentage" office:value="0.0746065616695928" calcext:value-type="percentage">
            <text:p>7.461%</text:p>
          </table:table-cell>
          <table:table-cell table:formula="of:=([.F57]-[.D57])/[.D57]" office:value-type="percentage" office:value="0.0598384879113239" calcext:value-type="percentage">
            <text:p>5.984%</text:p>
          </table:table-cell>
          <table:table-cell table:formula="of:=([.G57]-[.D57])/[.D57]" office:value-type="percentage" office:value="0.0746796697168089" calcext:value-type="percentage">
            <text:p>7.468%</text:p>
          </table:table-cell>
          <table:table-cell table:style-name="ce5" table:formula="of:=([.H57]-[.D57])/[.D57]" office:value-type="percentage" office:value="0.0746884178156907" calcext:value-type="percentage">
            <text:p>7.469%</text:p>
          </table:table-cell>
          <table:table-cell table:style-name="ce5" table:formula="of:=([.I57]-[.D57])/[.D57]" office:value-type="percentage" office:value="0.0591301770201514" calcext:value-type="percentage">
            <text:p>5.913%</text:p>
          </table:table-cell>
          <table:table-cell table:number-columns-repeated="9"/>
        </table:table-row>
        <table:table-row table:style-name="ro1">
          <table:covered-table-cell/>
          <table:covered-table-cell table:style-name="ce1"/>
          <table:table-cell office:value-type="string" calcext:value-type="string">
            <text:p>objb</text:p>
          </table:table-cell>
          <table:table-cell office:value-type="float" office:value="2.683097244" calcext:value-type="float">
            <text:p>2.683097244</text:p>
          </table:table-cell>
          <table:table-cell office:value-type="float" office:value="2.883272766" calcext:value-type="float">
            <text:p>2.883272766</text:p>
          </table:table-cell>
          <table:table-cell office:value-type="float" office:value="2.843645742" calcext:value-type="float">
            <text:p>2.843645742</text:p>
          </table:table-cell>
          <table:table-cell office:value-type="float" office:value="2.883469785" calcext:value-type="float">
            <text:p>2.883469785</text:p>
          </table:table-cell>
          <table:table-cell office:value-type="float" office:value="2.883492173" calcext:value-type="float">
            <text:p>2.883492173</text:p>
          </table:table-cell>
          <table:table-cell office:value-type="float" office:value="2.841747559" calcext:value-type="float">
            <text:p>2.841747559</text:p>
          </table:table-cell>
          <table:table-cell table:style-name="ce5" table:formula="of:=([.E58]-[.D58])/[.D58]" office:value-type="percentage" office:value="0.0746061375328968" calcext:value-type="percentage">
            <text:p>7.461%</text:p>
          </table:table-cell>
          <table:table-cell table:formula="of:=([.F58]-[.D58])/[.D58]" office:value-type="percentage" office:value="0.0598370030601844" calcext:value-type="percentage">
            <text:p>5.984%</text:p>
          </table:table-cell>
          <table:table-cell table:formula="of:=([.G58]-[.D58])/[.D58]" office:value-type="percentage" office:value="0.0746795672233191" calcext:value-type="percentage">
            <text:p>7.468%</text:p>
          </table:table-cell>
          <table:table-cell table:style-name="ce5" table:formula="of:=([.H58]-[.D58])/[.D58]" office:value-type="percentage" office:value="0.0746879113114993" calcext:value-type="percentage">
            <text:p>7.469%</text:p>
          </table:table-cell>
          <table:table-cell table:style-name="ce5" table:formula="of:=([.I58]-[.D58])/[.D58]" office:value-type="percentage" office:value="0.0591295434240325" calcext:value-type="percentage">
            <text:p>5.913%</text:p>
          </table:table-cell>
          <table:table-cell table:number-columns-repeated="9"/>
        </table:table-row>
        <table:table-row table:style-name="ro1">
          <table:covered-table-cell/>
          <table:covered-table-cell table:style-name="ce1"/>
          <table:table-cell office:value-type="string" calcext:value-type="string">
            <text:p>objc</text:p>
          </table:table-cell>
          <table:table-cell office:value-type="float" office:value="2.683097244" calcext:value-type="float">
            <text:p>2.683097244</text:p>
          </table:table-cell>
          <table:table-cell office:value-type="float" office:value="2.883283375" calcext:value-type="float">
            <text:p>2.883283375</text:p>
          </table:table-cell>
          <table:table-cell office:value-type="float" office:value="2.84364797" calcext:value-type="float">
            <text:p>2.84364797</text:p>
          </table:table-cell>
          <table:table-cell office:value-type="float" office:value="2.883470714" calcext:value-type="float">
            <text:p>2.883470714</text:p>
          </table:table-cell>
          <table:table-cell office:value-type="float" office:value="2.883493244" calcext:value-type="float">
            <text:p>2.883493244</text:p>
          </table:table-cell>
          <table:table-cell office:value-type="float" office:value="2.841750944" calcext:value-type="float">
            <text:p>2.841750944</text:p>
          </table:table-cell>
          <table:table-cell table:style-name="ce5" table:formula="of:=([.E59]-[.D59])/[.D59]" office:value-type="percentage" office:value="0.0746100915453813" calcext:value-type="percentage">
            <text:p>7.461%</text:p>
          </table:table-cell>
          <table:table-cell table:formula="of:=([.F59]-[.D59])/[.D59]" office:value-type="percentage" office:value="0.0598378334438035" calcext:value-type="percentage">
            <text:p>5.984%</text:p>
          </table:table-cell>
          <table:table-cell table:formula="of:=([.G59]-[.D59])/[.D59]" office:value-type="percentage" office:value="0.0746799134649628" calcext:value-type="percentage">
            <text:p>7.468%</text:p>
          </table:table-cell>
          <table:table-cell table:style-name="ce5" table:formula="of:=([.H59]-[.D59])/[.D59]" office:value-type="percentage" office:value="0.0746883104770542" calcext:value-type="percentage">
            <text:p>7.469%</text:p>
          </table:table-cell>
          <table:table-cell table:style-name="ce5" table:formula="of:=([.I59]-[.D59])/[.D59]" office:value-type="percentage" office:value="0.0591308050257162" calcext:value-type="percentage">
            <text:p>5.913%</text:p>
          </table:table-cell>
          <table:table-cell table:number-columns-repeated="9"/>
        </table:table-row>
        <table:table-row table:style-name="ro1">
          <table:covered-table-cell/>
          <table:table-cell table:style-name="ce1" office:value-type="string" calcext:value-type="string" table:number-columns-spanned="1" table:number-rows-spanned="2">
            <text:p>after enderr</text:p>
          </table:table-cell>
          <table:table-cell office:value-type="string" calcext:value-type="string">
            <text:p>xmin</text:p>
          </table:table-cell>
          <table:table-cell office:value-type="float" office:value="213.485" calcext:value-type="float">
            <text:p>213.485</text:p>
          </table:table-cell>
          <table:table-cell office:value-type="float" office:value="318.213" calcext:value-type="float">
            <text:p>318.213</text:p>
          </table:table-cell>
          <table:table-cell office:value-type="float" office:value="298.308" calcext:value-type="float">
            <text:p>298.308</text:p>
          </table:table-cell>
          <table:table-cell table:number-columns-repeated="3"/>
          <table:table-cell table:style-name="ce5"/>
          <table:table-cell table:number-columns-repeated="2"/>
          <table:table-cell table:style-name="ce5" table:number-columns-repeated="2"/>
          <table:table-cell table:number-columns-repeated="9"/>
        </table:table-row>
        <table:table-row table:style-name="ro1">
          <table:covered-table-cell/>
          <table:covered-table-cell table:style-name="ce1"/>
          <table:table-cell office:value-type="string" calcext:value-type="string">
            <text:p>enderr</text:p>
          </table:table-cell>
          <table:table-cell office:value-type="float" office:value="2.683097244" calcext:value-type="float">
            <text:p>2.683097244</text:p>
          </table:table-cell>
          <table:table-cell office:value-type="float" office:value="2.883273043" calcext:value-type="float">
            <text:p>2.883273043</text:p>
          </table:table-cell>
          <table:table-cell office:value-type="float" office:value="2.843648648" calcext:value-type="float">
            <text:p>2.843648648</text:p>
          </table:table-cell>
          <table:table-cell office:value-type="float" office:value="2.883469356" calcext:value-type="float">
            <text:p>2.883469356</text:p>
          </table:table-cell>
          <table:table-cell office:value-type="float" office:value="2.883493152" calcext:value-type="float">
            <text:p>2.883493152</text:p>
          </table:table-cell>
          <table:table-cell office:value-type="float" office:value="2.841751443" calcext:value-type="float">
            <text:p>2.841751443</text:p>
          </table:table-cell>
          <table:table-cell table:style-name="ce5" table:formula="of:=([.E61]-[.D61])/[.D61]" office:value-type="percentage" office:value="0.0746062407717937" calcext:value-type="percentage">
            <text:p>7.461%</text:p>
          </table:table-cell>
          <table:table-cell table:formula="of:=([.F61]-[.D61])/[.D61]" office:value-type="percentage" office:value="0.0598380861368439" calcext:value-type="percentage">
            <text:p>5.984%</text:p>
          </table:table-cell>
          <table:table-cell table:formula="of:=([.G61]-[.D61])/[.D61]" office:value-type="percentage" office:value="0.074679407333475" calcext:value-type="percentage">
            <text:p>7.468%</text:p>
          </table:table-cell>
          <table:table-cell table:style-name="ce5" table:formula="of:=([.H61]-[.D61])/[.D61]" office:value-type="percentage" office:value="0.0746882761883229" calcext:value-type="percentage">
            <text:p>7.469%</text:p>
          </table:table-cell>
          <table:table-cell table:style-name="ce5" table:formula="of:=([.I61]-[.D61])/[.D61]" office:value-type="percentage" office:value="0.0591309910048122" calcext:value-type="percentage">
            <text:p>5.913%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 table:number-columns-spanned="1" table:number-rows-spanned="10">
            <text:p>P=6</text:p>
          </table:table-cell>
          <table:table-cell table:style-name="ce1" office:value-type="string" calcext:value-type="string" table:number-columns-spanned="1" table:number-rows-spanned="2">
            <text:p>Before mnbrak</text:p>
          </table:table-cell>
          <table:table-cell office:value-type="string" calcext:value-type="string">
            <text:p>ax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table:style-name="ce5"/>
          <table:table-cell table:number-columns-repeated="2"/>
          <table:table-cell table:style-name="ce5" table:number-columns-repeated="2"/>
          <table:table-cell table:number-columns-repeated="9"/>
        </table:table-row>
        <table:table-row table:style-name="ro1">
          <table:covered-table-cell/>
          <table:covered-table-cell table:style-name="ce1"/>
          <table:table-cell office:value-type="string" calcext:value-type="string">
            <text:p>bx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table:style-name="ce5"/>
          <table:table-cell table:number-columns-repeated="2"/>
          <table:table-cell table:style-name="ce5" table:number-columns-repeated="2"/>
          <table:table-cell table:number-columns-repeated="9"/>
        </table:table-row>
        <table:table-row table:style-name="ro1">
          <table:covered-table-cell/>
          <table:table-cell table:style-name="ce1" office:value-type="string" calcext:value-type="string" table:number-columns-spanned="1" table:number-rows-spanned="6">
            <text:p>after mnbrak</text:p>
          </table:table-cell>
          <table:table-cell office:value-type="string" calcext:value-type="string">
            <text:p>ax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table:style-name="ce5"/>
          <table:table-cell table:number-columns-repeated="2"/>
          <table:table-cell table:style-name="ce5" table:number-columns-repeated="2"/>
          <table:table-cell table:number-columns-repeated="9"/>
        </table:table-row>
        <table:table-row table:style-name="ro1">
          <table:covered-table-cell/>
          <table:covered-table-cell table:style-name="ce1"/>
          <table:table-cell office:value-type="string" calcext:value-type="string">
            <text:p>bx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table:style-name="ce5"/>
          <table:table-cell table:number-columns-repeated="2"/>
          <table:table-cell table:style-name="ce5" table:number-columns-repeated="2"/>
          <table:table-cell table:number-columns-repeated="9"/>
        </table:table-row>
        <table:table-row table:style-name="ro1">
          <table:covered-table-cell/>
          <table:covered-table-cell table:style-name="ce1"/>
          <table:table-cell office:value-type="string" calcext:value-type="string">
            <text:p>cx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table:style-name="ce5"/>
          <table:table-cell table:number-columns-repeated="2"/>
          <table:table-cell table:style-name="ce5" table:number-columns-repeated="2"/>
          <table:table-cell table:number-columns-repeated="9"/>
        </table:table-row>
        <table:table-row table:style-name="ro1">
          <table:covered-table-cell/>
          <table:covered-table-cell table:style-name="ce1"/>
          <table:table-cell office:value-type="string" calcext:value-type="string">
            <text:p>obja</text:p>
          </table:table-cell>
          <table:table-cell office:value-type="float" office:value="2.683097244" calcext:value-type="float">
            <text:p>2.683097244</text:p>
          </table:table-cell>
          <table:table-cell office:value-type="float" office:value="2.883275742" calcext:value-type="float">
            <text:p>2.883275742</text:p>
          </table:table-cell>
          <table:table-cell office:value-type="float" office:value="2.84364741" calcext:value-type="float">
            <text:p>2.84364741</text:p>
          </table:table-cell>
          <table:table-cell office:value-type="float" office:value="2.883472574" calcext:value-type="float">
            <text:p>2.883472574</text:p>
          </table:table-cell>
          <table:table-cell office:value-type="float" office:value="2.883490883" calcext:value-type="float">
            <text:p>2.883490883</text:p>
          </table:table-cell>
          <table:table-cell office:value-type="float" office:value="2.841750307" calcext:value-type="float">
            <text:p>2.841750307</text:p>
          </table:table-cell>
          <table:table-cell table:style-name="ce5" table:formula="of:=([.E67]-[.D67])/[.D67]" office:value-type="percentage" office:value="0.0746072466988081" calcext:value-type="percentage">
            <text:p>7.461%</text:p>
          </table:table-cell>
          <table:table-cell table:formula="of:=([.F67]-[.D67])/[.D67]" office:value-type="percentage" office:value="0.0598376247297879" calcext:value-type="percentage">
            <text:p>5.984%</text:p>
          </table:table-cell>
          <table:table-cell table:formula="of:=([.G67]-[.D67])/[.D67]" office:value-type="percentage" office:value="0.0746806066936574" calcext:value-type="percentage">
            <text:p>7.468%</text:p>
          </table:table-cell>
          <table:table-cell table:style-name="ce5" table:formula="of:=([.H67]-[.D67])/[.D67]" office:value-type="percentage" office:value="0.0746874305238562" calcext:value-type="percentage">
            <text:p>7.469%</text:p>
          </table:table-cell>
          <table:table-cell table:style-name="ce5" table:formula="of:=([.I67]-[.D67])/[.D67]" office:value-type="percentage" office:value="0.0591305676135233" calcext:value-type="percentage">
            <text:p>5.913%</text:p>
          </table:table-cell>
          <table:table-cell table:number-columns-repeated="9"/>
        </table:table-row>
        <table:table-row table:style-name="ro1">
          <table:covered-table-cell/>
          <table:covered-table-cell table:style-name="ce1"/>
          <table:table-cell office:value-type="string" calcext:value-type="string">
            <text:p>objb</text:p>
          </table:table-cell>
          <table:table-cell office:value-type="float" office:value="2.683097244" calcext:value-type="float">
            <text:p>2.683097244</text:p>
          </table:table-cell>
          <table:table-cell office:value-type="float" office:value="2.883275742" calcext:value-type="float">
            <text:p>2.883275742</text:p>
          </table:table-cell>
          <table:table-cell office:value-type="float" office:value="2.843647049" calcext:value-type="float">
            <text:p>2.843647049</text:p>
          </table:table-cell>
          <table:table-cell office:value-type="float" office:value="2.883466872" calcext:value-type="float">
            <text:p>2.883466872</text:p>
          </table:table-cell>
          <table:table-cell office:value-type="float" office:value="2.883488931" calcext:value-type="float">
            <text:p>2.883488931</text:p>
          </table:table-cell>
          <table:table-cell office:value-type="float" office:value="2.841748614" calcext:value-type="float">
            <text:p>2.841748614</text:p>
          </table:table-cell>
          <table:table-cell table:style-name="ce5" table:formula="of:=([.E68]-[.D68])/[.D68]" office:value-type="percentage" office:value="0.0746072466988081" calcext:value-type="percentage">
            <text:p>7.461%</text:p>
          </table:table-cell>
          <table:table-cell table:formula="of:=([.F68]-[.D68])/[.D68]" office:value-type="percentage" office:value="0.0598374901837887" calcext:value-type="percentage">
            <text:p>5.984%</text:p>
          </table:table-cell>
          <table:table-cell table:formula="of:=([.G68]-[.D68])/[.D68]" office:value-type="percentage" office:value="0.0746784815377345" calcext:value-type="percentage">
            <text:p>7.468%</text:p>
          </table:table-cell>
          <table:table-cell table:style-name="ce5" table:formula="of:=([.H68]-[.D68])/[.D68]" office:value-type="percentage" office:value="0.0746867030064305" calcext:value-type="percentage">
            <text:p>7.469%</text:p>
          </table:table-cell>
          <table:table-cell table:style-name="ce5" table:formula="of:=([.I68]-[.D68])/[.D68]" office:value-type="percentage" office:value="0.0591299366263299" calcext:value-type="percentage">
            <text:p>5.913%</text:p>
          </table:table-cell>
          <table:table-cell table:number-columns-repeated="9"/>
        </table:table-row>
        <table:table-row table:style-name="ro1">
          <table:covered-table-cell/>
          <table:covered-table-cell table:style-name="ce1"/>
          <table:table-cell office:value-type="string" calcext:value-type="string">
            <text:p>objc</text:p>
          </table:table-cell>
          <table:table-cell office:value-type="float" office:value="2.683097244" calcext:value-type="float">
            <text:p>2.683097244</text:p>
          </table:table-cell>
          <table:table-cell office:value-type="float" office:value="2.883275742" calcext:value-type="float">
            <text:p>2.883275742</text:p>
          </table:table-cell>
          <table:table-cell office:value-type="float" office:value="2.843648788" calcext:value-type="float">
            <text:p>2.843648788</text:p>
          </table:table-cell>
          <table:table-cell office:value-type="float" office:value="2.883470297" calcext:value-type="float">
            <text:p>2.883470297</text:p>
          </table:table-cell>
          <table:table-cell office:value-type="float" office:value="2.883492155" calcext:value-type="float">
            <text:p>2.883492155</text:p>
          </table:table-cell>
          <table:table-cell office:value-type="float" office:value="2.841751863" calcext:value-type="float">
            <text:p>2.841751863</text:p>
          </table:table-cell>
          <table:table-cell table:style-name="ce5" table:formula="of:=([.E69]-[.D69])/[.D69]" office:value-type="percentage" office:value="0.0746072466988081" calcext:value-type="percentage">
            <text:p>7.461%</text:p>
          </table:table-cell>
          <table:table-cell table:formula="of:=([.F69]-[.D69])/[.D69]" office:value-type="percentage" office:value="0.0598381383153478" calcext:value-type="percentage">
            <text:p>5.984%</text:p>
          </table:table-cell>
          <table:table-cell table:formula="of:=([.G69]-[.D69])/[.D69]" office:value-type="percentage" office:value="0.074679758047562" calcext:value-type="percentage">
            <text:p>7.468%</text:p>
          </table:table-cell>
          <table:table-cell table:style-name="ce5" table:formula="of:=([.H69]-[.D69])/[.D69]" office:value-type="percentage" office:value="0.0746879046028345" calcext:value-type="percentage">
            <text:p>7.469%</text:p>
          </table:table-cell>
          <table:table-cell table:style-name="ce5" table:formula="of:=([.I69]-[.D69])/[.D69]" office:value-type="percentage" office:value="0.0591311475403237" calcext:value-type="percentage">
            <text:p>5.913%</text:p>
          </table:table-cell>
          <table:table-cell table:number-columns-repeated="9"/>
        </table:table-row>
        <table:table-row table:style-name="ro1">
          <table:covered-table-cell/>
          <table:table-cell table:style-name="ce1" office:value-type="string" calcext:value-type="string" table:number-columns-spanned="1" table:number-rows-spanned="2">
            <text:p>after enderr</text:p>
          </table:table-cell>
          <table:table-cell office:value-type="string" calcext:value-type="string">
            <text:p>xmin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table:style-name="ce5"/>
          <table:table-cell table:number-columns-repeated="2"/>
          <table:table-cell table:style-name="ce5" table:number-columns-repeated="2"/>
          <table:table-cell table:number-columns-repeated="9"/>
        </table:table-row>
        <table:table-row table:style-name="ro1">
          <table:covered-table-cell/>
          <table:covered-table-cell table:style-name="ce1"/>
          <table:table-cell office:value-type="string" calcext:value-type="string">
            <text:p>enderr</text:p>
          </table:table-cell>
          <table:table-cell office:value-type="float" office:value="2.683097244" calcext:value-type="float">
            <text:p>2.683097244</text:p>
          </table:table-cell>
          <table:table-cell office:value-type="float" office:value="2.88327466" calcext:value-type="float">
            <text:p>2.88327466</text:p>
          </table:table-cell>
          <table:table-cell office:value-type="float" office:value="2.843648737" calcext:value-type="float">
            <text:p>2.843648737</text:p>
          </table:table-cell>
          <table:table-cell office:value-type="float" office:value="2.883471645" calcext:value-type="float">
            <text:p>2.883471645</text:p>
          </table:table-cell>
          <table:table-cell office:value-type="float" office:value="2.883492698" calcext:value-type="float">
            <text:p>2.883492698</text:p>
          </table:table-cell>
          <table:table-cell office:value-type="float" office:value="2.841746685" calcext:value-type="float">
            <text:p>2.841746685</text:p>
          </table:table-cell>
          <table:table-cell table:style-name="ce5" table:formula="of:=([.E71]-[.D71])/[.D71]" office:value-type="percentage" office:value="0.0746068434335138" calcext:value-type="percentage">
            <text:p>7.461%</text:p>
          </table:table-cell>
          <table:table-cell table:formula="of:=([.F71]-[.D71])/[.D71]" office:value-type="percentage" office:value="0.0598381193074642" calcext:value-type="percentage">
            <text:p>5.984%</text:p>
          </table:table-cell>
          <table:table-cell table:formula="of:=([.G71]-[.D71])/[.D71]" office:value-type="percentage" office:value="0.0746802604520138" calcext:value-type="percentage">
            <text:p>7.468%</text:p>
          </table:table-cell>
          <table:table-cell table:style-name="ce5" table:formula="of:=([.H71]-[.D71])/[.D71]" office:value-type="percentage" office:value="0.0746881069808889" calcext:value-type="percentage">
            <text:p>7.469%</text:p>
          </table:table-cell>
          <table:table-cell table:style-name="ce5" table:formula="of:=([.I71]-[.D71])/[.D71]" office:value-type="percentage" office:value="0.0591292176810868" calcext:value-type="percentage">
            <text:p>5.913%</text:p>
          </table:table-cell>
          <table:table-cell table:number-columns-repeated="9"/>
        </table:table-row>
        <table:table-row table:style-name="ro1">
          <table:table-cell table:number-columns-repeated="12"/>
          <table:table-cell table:style-name="ce5"/>
          <table:table-cell table:number-columns-repeated="10"/>
        </table:table-row>
        <table:table-row table:style-name="ro1" table:number-rows-repeated="1048503">
          <table:table-cell table:number-columns-repeated="23"/>
        </table:table-row>
        <table:table-row table:style-name="ro1">
          <table:table-cell table:number-columns-repeated="23"/>
        </table:table-row>
      </table:table>
      <table:table table:name="chi2 for p1" table:style-name="ta1">
        <table:table-column table:style-name="co4" table:default-cell-style-name="Default"/>
        <table:table-column table:style-name="co3" table:number-columns-repeated="1023" table:default-cell-style-name="Default"/>
        <table:table-row table:style-name="ro1">
          <table:table-cell office:value-type="string" calcext:value-type="string">
            <text:p>The following is for finding the various Doppler/Delay-Doppler errors (for each set &amp; frame) for the second parameter, with cx = 0.8198 only. <text:s/></text:p>
          </table:table-cell>
          <table:table-cell table:number-columns-repeated="1023"/>
        </table:table-row>
        <table:table-row table:style-name="ro1">
          <table:table-cell table:style-name="ce1" table:number-columns-repeated="2"/>
          <table:table-cell table:style-name="ce1" office:value-type="string" calcext:value-type="string">
            <text:p>CPU</text:p>
          </table:table-cell>
          <table:table-cell table:style-name="ce1" office:value-type="string" calcext:value-type="string">
            <text:p>GPU #1</text:p>
          </table:table-cell>
          <table:table-cell table:style-name="ce1" office:value-type="string" calcext:value-type="string">
            <text:p>diff</text:p>
          </table:table-cell>
          <table:table-cell table:style-name="ce1" table:number-columns-repeated="1019"/>
        </table:table-row>
        <table:table-row table:style-name="ro1">
          <table:table-cell table:style-name="ce1" office:value-type="string" calcext:value-type="string" table:number-columns-spanned="1" table:number-rows-spanned="5">
            <text:p>Set 0 – Deldop</text:p>
          </table:table-cell>
          <table:table-cell office:value-type="string" calcext:value-type="string">
            <text:p>Frame 0</text:p>
          </table:table-cell>
          <table:table-cell office:value-type="float" office:value="47897.016" calcext:value-type="float">
            <text:p>47897.016</text:p>
          </table:table-cell>
          <table:table-cell office:value-type="float" office:value="47915.64" calcext:value-type="float">
            <text:p>47915.64</text:p>
          </table:table-cell>
          <table:table-cell table:style-name="ce5" table:formula="of:=([.D3]-[.C3])/[.C3]" office:value-type="percentage" office:value="0.000388834243870143" calcext:value-type="percentage">
            <text:p>0.039%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Frame 1</text:p>
          </table:table-cell>
          <table:table-cell office:value-type="float" office:value="74297.185" calcext:value-type="float">
            <text:p>74297.185</text:p>
          </table:table-cell>
          <table:table-cell office:value-type="float" office:value="74313.565" calcext:value-type="float">
            <text:p>74313.565</text:p>
          </table:table-cell>
          <table:table-cell table:style-name="ce5" table:formula="of:=([.D4]-[.C4])/[.C4]" office:value-type="percentage" office:value="0.000220465957088477" calcext:value-type="percentage">
            <text:p>0.022%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Frame 2</text:p>
          </table:table-cell>
          <table:table-cell office:value-type="float" office:value="147497.405" calcext:value-type="float">
            <text:p>147497.405</text:p>
          </table:table-cell>
          <table:table-cell office:value-type="float" office:value="147506.885" calcext:value-type="float">
            <text:p>147506.885</text:p>
          </table:table-cell>
          <table:table-cell table:style-name="ce5" table:formula="of:=([.D5]-[.C5])/[.C5]" office:value-type="percentage" office:value="0.0000642723171977872" calcext:value-type="percentage">
            <text:p>0.006%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Frame 3</text:p>
          </table:table-cell>
          <table:table-cell office:value-type="float" office:value="43997.045" calcext:value-type="float">
            <text:p>43997.045</text:p>
          </table:table-cell>
          <table:table-cell office:value-type="float" office:value="44013.019" calcext:value-type="float">
            <text:p>44013.019</text:p>
          </table:table-cell>
          <table:table-cell table:style-name="ce5" table:formula="of:=([.D6]-[.C6])/[.C6]" office:value-type="percentage" office:value="0.000363069837985755" calcext:value-type="percentage">
            <text:p>0.036%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Chi2_set</text:p>
          </table:table-cell>
          <table:table-cell office:value-type="float" office:value="313688.65" calcext:value-type="float">
            <text:p>313688.65</text:p>
          </table:table-cell>
          <table:table-cell office:value-type="float" office:value="313749.109" calcext:value-type="float">
            <text:p>313749.109</text:p>
          </table:table-cell>
          <table:table-cell table:style-name="ce5" table:formula="of:=([.D7]-[.C7])/[.C7]" office:value-type="percentage" office:value="0.00019273569509121" calcext:value-type="percentage">
            <text:p>0.019%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 table:number-columns-spanned="1" table:number-rows-spanned="5">
            <text:p>Set 1 – Doppler</text:p>
          </table:table-cell>
          <table:table-cell office:value-type="string" calcext:value-type="string">
            <text:p>Frame 0</text:p>
          </table:table-cell>
          <table:table-cell office:value-type="float" office:value="30473.466" calcext:value-type="float">
            <text:p>30473.466</text:p>
          </table:table-cell>
          <table:table-cell office:value-type="float" office:value="30343.938" calcext:value-type="float">
            <text:p>30343.938</text:p>
          </table:table-cell>
          <table:table-cell table:style-name="ce5" table:formula="of:=([.D8]-[.C8])/[.C8]" office:value-type="percentage" office:value="-0.00425051748298018" calcext:value-type="percentage">
            <text:p>-0.425%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Frame 1</text:p>
          </table:table-cell>
          <table:table-cell office:value-type="float" office:value="28660.499" calcext:value-type="float">
            <text:p>28660.499</text:p>
          </table:table-cell>
          <table:table-cell office:value-type="float" office:value="28580.08" calcext:value-type="float">
            <text:p>28580.08</text:p>
          </table:table-cell>
          <table:table-cell table:style-name="ce5" table:formula="of:=([.D9]-[.C9])/[.C9]" office:value-type="percentage" office:value="-0.00280591764993338" calcext:value-type="percentage">
            <text:p>-0.281%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Frame 2</text:p>
          </table:table-cell>
          <table:table-cell office:value-type="float" office:value="5577.768" calcext:value-type="float">
            <text:p>5577.768</text:p>
          </table:table-cell>
          <table:table-cell office:value-type="float" office:value="5622.945" calcext:value-type="float">
            <text:p>5622.945</text:p>
          </table:table-cell>
          <table:table-cell table:style-name="ce5" table:formula="of:=([.D10]-[.C10])/[.C10]" office:value-type="percentage" office:value="0.0080994763496796" calcext:value-type="percentage">
            <text:p>0.810%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Frame 3</text:p>
          </table:table-cell>
          <table:table-cell office:value-type="float" office:value="4955.235" calcext:value-type="float">
            <text:p>4955.235</text:p>
          </table:table-cell>
          <table:table-cell office:value-type="float" office:value="4999.615" calcext:value-type="float">
            <text:p>4999.615</text:p>
          </table:table-cell>
          <table:table-cell table:style-name="ce5" table:formula="of:=([.D11]-[.C11])/[.C11]" office:value-type="percentage" office:value="0.00895618472181443" calcext:value-type="percentage">
            <text:p>0.896%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Chi2_set</text:p>
          </table:table-cell>
          <table:table-cell office:value-type="float" office:value="69666.968" calcext:value-type="float">
            <text:p>69666.968</text:p>
          </table:table-cell>
          <table:table-cell office:value-type="float" office:value="69546.578" calcext:value-type="float">
            <text:p>69546.578</text:p>
          </table:table-cell>
          <table:table-cell table:style-name="ce5" table:formula="of:=([.D12]-[.C12])/[.C12]" office:value-type="percentage" office:value="-0.00172807864984162" calcext:value-type="percentage">
            <text:p>-0.173%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rr</text:p>
          </table:table-cell>
          <table:table-cell/>
          <table:table-cell office:value-type="float" office:value="383355.619" calcext:value-type="float">
            <text:p>383355.619</text:p>
          </table:table-cell>
          <table:table-cell table:style-name="ce8" office:value-type="float" office:value="383295.687" calcext:value-type="float">
            <text:p>383295.687</text:p>
          </table:table-cell>
          <table:table-cell table:style-name="ce5" table:formula="of:=([.D13]-[.C13])/[.C13]" office:value-type="percentage" office:value="-0.000156335259037979" calcext:value-type="percentage">
            <text:p>-0.016%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rr/dof</text:p>
          </table:table-cell>
          <table:table-cell/>
          <table:table-cell office:value-type="float" office:value="2.672585182" calcext:value-type="float">
            <text:p>2.672585182</text:p>
          </table:table-cell>
          <table:table-cell table:style-name="ce8" office:value-type="float" office:value="2.672167366" calcext:value-type="float">
            <text:p>2.672167366</text:p>
          </table:table-cell>
          <table:table-cell table:style-name="ce5" table:formula="of:=([.D14]-[.C14])/[.C14]" office:value-type="percentage" office:value="-0.000156334025502401" calcext:value-type="percentage">
            <text:p>-0.016%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turn err</text:p>
          </table:table-cell>
          <table:table-cell/>
          <table:table-cell office:value-type="float" office:value="2.84395286223622" calcext:value-type="float">
            <text:p>2.8439528622</text:p>
          </table:table-cell>
          <table:table-cell table:style-name="ce8" office:value-type="float" office:value="2.69172398" calcext:value-type="float">
            <text:p>2.69172398</text:p>
          </table:table-cell>
          <table:table-cell table:style-name="ce5" table:formula="of:=([.D15]-[.C15])/[.C15]" office:value-type="percentage" office:value="-0.0535272170849273" calcext:value-type="percentage">
            <text:p>-5.353%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ens</text:p>
          </table:table-cell>
          <table:table-cell/>
          <table:table-cell office:value-type="float" office:value="0.17136768" calcext:value-type="float">
            <text:p>0.17136768</text:p>
          </table:table-cell>
          <table:table-cell office:value-type="float" office:value="0.019557754" calcext:value-type="float">
            <text:p>0.019557754</text:p>
          </table:table-cell>
          <table:table-cell table:style-name="ce5" table:formula="of:=([.D16]-[.C16])/[.C15]" office:value-type="percentage" office:value="-0.0533799023239193" calcext:value-type="percentage">
            <text:p>-5.338%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now in penalties: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shape.inertia[0][0]</text:p>
          </table:table-cell>
          <table:table-cell office:value-type="float" office:value="1629512037.90848" calcext:value-type="float">
            <text:p>1629512037.90848</text:p>
          </table:table-cell>
          <table:table-cell office:value-type="float" office:value="9225890816" calcext:value-type="float">
            <text:p>922589081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hape.inertia[0][1]</text:p>
          </table:table-cell>
          <table:table-cell office:value-type="float" office:value="-2662.71841128316" calcext:value-type="float">
            <text:p>-2662.7184112832</text:p>
          </table:table-cell>
          <table:table-cell office:value-type="float" office:value="-3257.1845703125" calcext:value-type="float">
            <text:p>-3257.1845703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hape.inertia[0][2]</text:p>
          </table:table-cell>
          <table:table-cell office:value-type="float" office:value="-957.777352360223" calcext:value-type="float">
            <text:p>-957.7773523602</text:p>
          </table:table-cell>
          <table:table-cell office:value-type="float" office:value="-4609.3935546875" calcext:value-type="float">
            <text:p>-4609.393554687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hape.inertia[1][0]</text:p>
          </table:table-cell>
          <table:table-cell office:value-type="float" office:value="-2662.71841128316" calcext:value-type="float">
            <text:p>-2662.7184112832</text:p>
          </table:table-cell>
          <table:table-cell office:value-type="float" office:value="-3272.1845703125" calcext:value-type="float">
            <text:p>-3272.1845703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hape.inertia[1][1]</text:p>
          </table:table-cell>
          <table:table-cell office:value-type="float" office:value="1355058526.54693" calcext:value-type="float">
            <text:p>1355058526.54693</text:p>
          </table:table-cell>
          <table:table-cell office:value-type="float" office:value="8866706432" calcext:value-type="float">
            <text:p>886670643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hape.inertia[1][2]</text:p>
          </table:table-cell>
          <table:table-cell office:value-type="float" office:value="-384.360769346116" calcext:value-type="float">
            <text:p>-384.3607693461</text:p>
          </table:table-cell>
          <table:table-cell office:value-type="float" office:value="18.078125" calcext:value-type="float">
            <text:p>18.078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hape.inertia[2][0]</text:p>
          </table:table-cell>
          <table:table-cell office:value-type="float" office:value="-957.777352360223" calcext:value-type="float">
            <text:p>-957.7773523602</text:p>
          </table:table-cell>
          <table:table-cell office:value-type="float" office:value="-4565.6552734375" calcext:value-type="float">
            <text:p>-4565.655273437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hape.inertia[2][1]</text:p>
          </table:table-cell>
          <table:table-cell office:value-type="float" office:value="-384.360769346116" calcext:value-type="float">
            <text:p>-384.3607693461</text:p>
          </table:table-cell>
          <table:table-cell office:value-type="float" office:value="-47.484375" calcext:value-type="float">
            <text:p>-47.48437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hape.inertia[2][2]</text:p>
          </table:table-cell>
          <table:table-cell office:value-type="float" office:value="1403097456.24625" calcext:value-type="float">
            <text:p>1403097456.24625</text:p>
          </table:table-cell>
          <table:table-cell office:value-type="float" office:value="9138575360" calcext:value-type="float">
            <text:p>9138575360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moment[0]</text:p>
          </table:table-cell>
          <table:table-cell office:value-type="float" office:value="1629512037.93837" calcext:value-type="float">
            <text:p>1629512037.93837</text:p>
          </table:table-cell>
          <table:table-cell office:value-type="float" office:value="9225890816.27287" calcext:value-type="float">
            <text:p>9225890816.2728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moment[1]</text:p>
          </table:table-cell>
          <table:table-cell office:value-type="float" office:value="1355058526.51802" calcext:value-type="float">
            <text:p>1355058526.51802</text:p>
          </table:table-cell>
          <table:table-cell office:value-type="float" office:value="8866706431.97046" calcext:value-type="float">
            <text:p>8866706431.9704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moment[2]</text:p>
          </table:table-cell>
          <table:table-cell office:value-type="float" office:value="1403097456.24527" calcext:value-type="float">
            <text:p>1403097456.24527</text:p>
          </table:table-cell>
          <table:table-cell office:value-type="float" office:value="9138575359.75667" calcext:value-type="float">
            <text:p>9138575359.75667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percentage-style style:name="N121">
      <number:number number:decimal-places="3" loext:min-decimal-places="3" number:min-integer-digits="1"/>
      <number:text>%</number:text>
    </number:percentage-style>
    <number:percentage-style style:name="N122">
      <number:number number:decimal-places="4" loext:min-decimal-places="4" number:min-integer-digits="1"/>
      <number:text>%</number:text>
    </number:percentage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2T15:00:08.794778672</meta:creation-date>
    <dc:date>2017-01-25T19:23:03.458660495</dc:date>
    <meta:editing-duration>P1DT23H2M8S</meta:editing-duration>
    <meta:editing-cycles>1</meta:editing-cycles>
    <meta:document-statistic meta:table-count="2" meta:cell-count="783" meta:object-count="1"/>
    <meta:generator>LibreOffice/5.1.4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21">
      <number:number number:decimal-places="3" loext:min-decimal-places="3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2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2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12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121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121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121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8.021cm" svg:height="18.288cm" xlink:href=".." xlink:type="simple" chart:class="chart:scatter" chart:style-name="ch1">
        <chart:plot-area chart:style-name="ch2" table:cell-range-address="'objective function stuff'.R7:'objective function stuff'.W33" svg:x="0.56cm" svg:y="0.365cm" svg:width="26.901cm" svg:height="17.558cm">
          <chartooo:coordinate-region svg:x="2.139cm" svg:y="0.557cm" svg:width="25.038cm" svg:height="17.175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'objective function stuff'.S7:'objective function stuff'.S33" chart:class="chart:scatter">
            <chart:domain table:cell-range-address="'objective function stuff'.R7:'objective function stuff'.R33"/>
            <chart:data-point chart:repeated="27"/>
          </chart:series>
          <chart:series chart:style-name="ch7" chart:values-cell-range-address="'objective function stuff'.T7:'objective function stuff'.T33" chart:class="chart:scatter">
            <chart:data-point chart:repeated="27"/>
          </chart:series>
          <chart:series chart:style-name="ch8" chart:values-cell-range-address="'objective function stuff'.U7:'objective function stuff'.U33" chart:class="chart:scatter">
            <chart:data-point chart:repeated="27"/>
          </chart:series>
          <chart:series chart:style-name="ch9" chart:values-cell-range-address="'objective function stuff'.V7:'objective function stuff'.V33" chart:class="chart:scatter">
            <chart:data-point chart:repeated="27"/>
          </chart:series>
          <chart:series chart:style-name="ch10" chart:values-cell-range-address="'objective function stuff'.W7:'objective function stuff'.W33" chart:class="chart:scatter">
            <chart:data-point chart:repeated="2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R</text:p>
              </table:table-cell>
              <table:table-cell office:value-type="string">
                <text:p>Column S</text:p>
              </table:table-cell>
              <table:table-cell office:value-type="string">
                <text:p>Column T</text:p>
              </table:table-cell>
              <table:table-cell office:value-type="string">
                <text:p>Column U</text:p>
              </table:table-cell>
              <table:table-cell office:value-type="string">
                <text:p>Column V</text:p>
              </table:table-cell>
              <table:table-cell office:value-type="string">
                <text:p>Column W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objective function stuff'.R7:'objective function stuff'.R33</svg:desc>
                </draw:g>
              </table:table-cell>
              <table:table-cell office:value-type="float" office:value="-0.00101899285297488">
                <text:p>-0.00101899285297488</text:p>
                <draw:g>
                  <svg:desc>'objective function stuff'.S7:'objective function stuff'.S33</svg:desc>
                </draw:g>
              </table:table-cell>
              <table:table-cell office:value-type="float" office:value="-0.000035413794007749">
                <text:p>-0.000035413794007749</text:p>
                <draw:g>
                  <svg:desc>'objective function stuff'.T7:'objective function stuff'.T33</svg:desc>
                </draw:g>
              </table:table-cell>
              <table:table-cell office:value-type="float" office:value="-0.000018562015743156">
                <text:p>-0.000018562015743156</text:p>
                <draw:g>
                  <svg:desc>'objective function stuff'.U7:'objective function stuff'.U33</svg:desc>
                </draw:g>
              </table:table-cell>
              <table:table-cell office:value-type="float" office:value="0.000199411530332638">
                <text:p>0.000199411530332638</text:p>
                <draw:g>
                  <svg:desc>'objective function stuff'.V7:'objective function stuff'.V33</svg:desc>
                </draw:g>
              </table:table-cell>
              <table:table-cell office:value-type="float" office:value="-0.000050883009294354">
                <text:p>-0.000050883009294354</text:p>
                <draw:g>
                  <svg:desc>'objective function stuff'.W7:'objective function stuff'.W3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-0.0000750598959654301">
                <text:p>-0.0000750598959654301</text:p>
              </table:table-cell>
              <table:table-cell office:value-type="float" office:value="0.0000273437722632444">
                <text:p>0.0000273437722632444</text:p>
              </table:table-cell>
              <table:table-cell office:value-type="float" office:value="-0.00000908651374982105">
                <text:p>-0.00000908651374982105</text:p>
              </table:table-cell>
              <table:table-cell office:value-type="float" office:value="0.0000977158023572863">
                <text:p>0.0000977158023572863</text:p>
              </table:table-cell>
              <table:table-cell office:value-type="float" office:value="-0.0000221143680618494">
                <text:p>-0.000022114368061849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-0.000102624899958926">
                <text:p>-0.000102624899958926</text:p>
              </table:table-cell>
              <table:table-cell office:value-type="float" office:value="-0.0000355667442604591">
                <text:p>-0.0000355667442604591</text:p>
              </table:table-cell>
              <table:table-cell office:value-type="float" office:value="-0.0000352544610759878">
                <text:p>-0.0000352544610759878</text:p>
              </table:table-cell>
              <table:table-cell office:value-type="float" office:value="-0.0000209427239651987">
                <text:p>-0.0000209427239651987</text:p>
              </table:table-cell>
              <table:table-cell office:value-type="float" office:value="0.0000472102861435643">
                <text:p>0.000047210286143564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-0.0000293630803639377">
                <text:p>-0.0000293630803639377</text:p>
              </table:table-cell>
              <table:table-cell office:value-type="float" office:value="0.000011356278669581">
                <text:p>0.000011356278669581</text:p>
              </table:table-cell>
              <table:table-cell office:value-type="float" office:value="0.0000712426657019486">
                <text:p>0.0000712426657019486</text:p>
              </table:table-cell>
              <table:table-cell office:value-type="float" office:value="0.0000384294681197197">
                <text:p>0.0000384294681197197</text:p>
              </table:table-cell>
              <table:table-cell office:value-type="float" office:value="-0.00000786404594423379">
                <text:p>-0.0000078640459442337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-0.000146852650359168">
                <text:p>-0.000146852650359168</text:p>
              </table:table-cell>
              <table:table-cell office:value-type="float" office:value="-0.0000696225024965391">
                <text:p>-0.0000696225024965391</text:p>
              </table:table-cell>
              <table:table-cell office:value-type="float" office:value="-0.0000710508329171206">
                <text:p>-0.0000710508329171206</text:p>
              </table:table-cell>
              <table:table-cell office:value-type="float" office:value="-0.0000598651439704569">
                <text:p>-0.0000598651439704569</text:p>
              </table:table-cell>
              <table:table-cell office:value-type="float" office:value="-0.0000824526775948622">
                <text:p>-0.000082452677594862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-0.000081720854691352">
                <text:p>-0.000081720854691352</text:p>
              </table:table-cell>
              <table:table-cell office:value-type="float" office:value="0.000121202092368309">
                <text:p>0.000121202092368309</text:p>
              </table:table-cell>
              <table:table-cell office:value-type="float" office:value="0.0000547907834234188">
                <text:p>0.0000547907834234188</text:p>
              </table:table-cell>
              <table:table-cell office:value-type="float" office:value="0.0000283977780419312">
                <text:p>0.0000283977780419312</text:p>
              </table:table-cell>
              <table:table-cell office:value-type="float" office:value="-0.0000395699411331408">
                <text:p>-0.000039569941133140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-0.0530856977333403">
                <text:p>-0.0530856977333403</text:p>
              </table:table-cell>
              <table:table-cell office:value-type="float" office:value="-0.0535279645573817">
                <text:p>-0.0535279645573817</text:p>
              </table:table-cell>
              <table:table-cell office:value-type="float" office:value="-0.0532335704374273">
                <text:p>-0.0532335704374273</text:p>
              </table:table-cell>
              <table:table-cell office:value-type="float" office:value="-0.0533954971719218">
                <text:p>-0.0533954971719218</text:p>
              </table:table-cell>
              <table:table-cell office:value-type="float" office:value="-0.0535427949719654">
                <text:p>-0.053542794971965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00751586170715518">
                <text:p>0.00751586170715518</text:p>
              </table:table-cell>
              <table:table-cell office:value-type="float" office:value="0.00906786965436227">
                <text:p>0.00906786965436227</text:p>
              </table:table-cell>
              <table:table-cell office:value-type="float" office:value="0.00765380309640436">
                <text:p>0.00765380309640436</text:p>
              </table:table-cell>
              <table:table-cell office:value-type="float" office:value="0.00756237800878883">
                <text:p>0.00756237800878883</text:p>
              </table:table-cell>
              <table:table-cell office:value-type="float" office:value="0.0094086533267235">
                <text:p>0.009408653326723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00463930669223261">
                <text:p>0.00463930669223261</text:p>
              </table:table-cell>
              <table:table-cell office:value-type="float" office:value="0.00567154732614677">
                <text:p>0.00567154732614677</text:p>
              </table:table-cell>
              <table:table-cell office:value-type="float" office:value="0.00470782079488439">
                <text:p>0.00470782079488439</text:p>
              </table:table-cell>
              <table:table-cell office:value-type="float" office:value="0.00472298014108067">
                <text:p>0.00472298014108067</text:p>
              </table:table-cell>
              <table:table-cell office:value-type="float" office:value="0.00561415544430424">
                <text:p>0.0056141554443042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0822851225605808">
                <text:p>0.0822851225605808</text:p>
              </table:table-cell>
              <table:table-cell office:value-type="float" office:value="0.102191352021438">
                <text:p>0.102191352021438</text:p>
              </table:table-cell>
              <table:table-cell office:value-type="float" office:value="0.082900932878137">
                <text:p>0.082900932878137</text:p>
              </table:table-cell>
              <table:table-cell office:value-type="float" office:value="0.0824427742115364">
                <text:p>0.0824427742115364</text:p>
              </table:table-cell>
              <table:table-cell office:value-type="float" office:value="0.102257818374602">
                <text:p>0.10225781837460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03230769410011">
                <text:p>0.03230769410011</text:p>
              </table:table-cell>
              <table:table-cell office:value-type="float" office:value="0.0395032547690993">
                <text:p>0.0395032547690993</text:p>
              </table:table-cell>
              <table:table-cell office:value-type="float" office:value="0.0323748530524748">
                <text:p>0.0323748530524748</text:p>
              </table:table-cell>
              <table:table-cell office:value-type="float" office:value="0.0323859532837715">
                <text:p>0.0323859532837715</text:p>
              </table:table-cell>
              <table:table-cell office:value-type="float" office:value="0.039207108588868">
                <text:p>0.03920710858886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0739852152077622">
                <text:p>0.0739852152077622</text:p>
              </table:table-cell>
              <table:table-cell office:value-type="float" office:value="0.0593108039552071">
                <text:p>0.0593108039552071</text:p>
              </table:table-cell>
              <table:table-cell office:value-type="float" office:value="0.0740695751044813">
                <text:p>0.0740695751044813</text:p>
              </table:table-cell>
              <table:table-cell office:value-type="float" office:value="0.0740783810114519">
                <text:p>0.0740783810114519</text:p>
              </table:table-cell>
              <table:table-cell office:value-type="float" office:value="0.0585406746117334">
                <text:p>0.058540674611733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.0751608185096403">
                <text:p>0.0751608185096403</text:p>
              </table:table-cell>
              <table:table-cell office:value-type="float" office:value="0.0608116505523123">
                <text:p>0.0608116505523123</text:p>
              </table:table-cell>
              <table:table-cell office:value-type="float" office:value="0.0752506076518486">
                <text:p>0.0752506076518486</text:p>
              </table:table-cell>
              <table:table-cell office:value-type="float" office:value="0.0752608044496208">
                <text:p>0.0752608044496208</text:p>
              </table:table-cell>
              <table:table-cell office:value-type="float" office:value="0.0600525148167161">
                <text:p>0.060052514816716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.0785855135490618">
                <text:p>0.0785855135490618</text:p>
              </table:table-cell>
              <table:table-cell office:value-type="float" office:value="0.0645520411736372">
                <text:p>0.0645520411736372</text:p>
              </table:table-cell>
              <table:table-cell office:value-type="float" office:value="0.07868223406557">
                <text:p>0.07868223406557</text:p>
              </table:table-cell>
              <table:table-cell office:value-type="float" office:value="0.0786941123297254">
                <text:p>0.0786941123297254</text:p>
              </table:table-cell>
              <table:table-cell office:value-type="float" office:value="0.0638006004149515">
                <text:p>0.063800600414951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.0748927313198791">
                <text:p>0.0748927313198791</text:p>
              </table:table-cell>
              <table:table-cell office:value-type="float" office:value="0.0604245896650029">
                <text:p>0.0604245896650029</text:p>
              </table:table-cell>
              <table:table-cell office:value-type="float" office:value="0.0749814992542254">
                <text:p>0.0749814992542254</text:p>
              </table:table-cell>
              <table:table-cell office:value-type="float" office:value="0.0749904240146133">
                <text:p>0.0749904240146133</text:p>
              </table:table-cell>
              <table:table-cell office:value-type="float" office:value="0.059660504052905">
                <text:p>0.05966050405290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.0748472264199581">
                <text:p>0.0748472264199581</text:p>
              </table:table-cell>
              <table:table-cell office:value-type="float" office:value="0.0603805541729652">
                <text:p>0.0603805541729652</text:p>
              </table:table-cell>
              <table:table-cell office:value-type="float" office:value="0.0749354024466821">
                <text:p>0.0749354024466821</text:p>
              </table:table-cell>
              <table:table-cell office:value-type="float" office:value="0.0749449756734978">
                <text:p>0.0749449756734978</text:p>
              </table:table-cell>
              <table:table-cell office:value-type="float" office:value="0.0596141481769127">
                <text:p>0.059614148176912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0.0746976426024759">
                <text:p>0.0746976426024759</text:p>
              </table:table-cell>
              <table:table-cell office:value-type="float" office:value="0.0599176803447979">
                <text:p>0.0599176803447979</text:p>
              </table:table-cell>
              <table:table-cell office:value-type="float" office:value="0.0747803690114782">
                <text:p>0.0747803690114782</text:p>
              </table:table-cell>
              <table:table-cell office:value-type="float" office:value="0.0747910704499238">
                <text:p>0.0747910704499238</text:p>
              </table:table-cell>
              <table:table-cell office:value-type="float" office:value="0.0592484604706338">
                <text:p>0.059248460470633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0.0747058105770029">
                <text:p>0.0747058105770029</text:p>
              </table:table-cell>
              <table:table-cell office:value-type="float" office:value="0.0602490281245086">
                <text:p>0.0602490281245086</text:p>
              </table:table-cell>
              <table:table-cell office:value-type="float" office:value="0.0747719648479487">
                <text:p>0.0747719648479487</text:p>
              </table:table-cell>
              <table:table-cell office:value-type="float" office:value="0.0747790088404946">
                <text:p>0.0747790088404946</text:p>
              </table:table-cell>
              <table:table-cell office:value-type="float" office:value="0.0625808028404443">
                <text:p>0.062580802840444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0746086039879358">
                <text:p>0.0746086039879358</text:p>
              </table:table-cell>
              <table:table-cell office:value-type="float" office:value="0.0598398793180144">
                <text:p>0.0598398793180144</text:p>
              </table:table-cell>
              <table:table-cell office:value-type="float" office:value="0.0746809648857966">
                <text:p>0.0746809648857966</text:p>
              </table:table-cell>
              <table:table-cell office:value-type="float" office:value="0.0746891028825352">
                <text:p>0.0746891028825352</text:p>
              </table:table-cell>
              <table:table-cell office:value-type="float" office:value="0.0591323141381504">
                <text:p>0.059132314138150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0746065616695928">
                <text:p>0.0746065616695928</text:p>
              </table:table-cell>
              <table:table-cell office:value-type="float" office:value="0.0598384879113239">
                <text:p>0.0598384879113239</text:p>
              </table:table-cell>
              <table:table-cell office:value-type="float" office:value="0.0746796697168089">
                <text:p>0.0746796697168089</text:p>
              </table:table-cell>
              <table:table-cell office:value-type="float" office:value="0.0746884178156907">
                <text:p>0.0746884178156907</text:p>
              </table:table-cell>
              <table:table-cell office:value-type="float" office:value="0.0591301770201514">
                <text:p>0.059130177020151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0.0746061375328968">
                <text:p>0.0746061375328968</text:p>
              </table:table-cell>
              <table:table-cell office:value-type="float" office:value="0.0598370030601844">
                <text:p>0.0598370030601844</text:p>
              </table:table-cell>
              <table:table-cell office:value-type="float" office:value="0.0746795672233191">
                <text:p>0.0746795672233191</text:p>
              </table:table-cell>
              <table:table-cell office:value-type="float" office:value="0.0746879113114993">
                <text:p>0.0746879113114993</text:p>
              </table:table-cell>
              <table:table-cell office:value-type="float" office:value="0.0591295434240325">
                <text:p>0.059129543424032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0.0746100915453813">
                <text:p>0.0746100915453813</text:p>
              </table:table-cell>
              <table:table-cell office:value-type="float" office:value="0.0598378334438035">
                <text:p>0.0598378334438035</text:p>
              </table:table-cell>
              <table:table-cell office:value-type="float" office:value="0.0746799134649628">
                <text:p>0.0746799134649628</text:p>
              </table:table-cell>
              <table:table-cell office:value-type="float" office:value="0.0746883104770542">
                <text:p>0.0746883104770542</text:p>
              </table:table-cell>
              <table:table-cell office:value-type="float" office:value="0.0591308050257162">
                <text:p>0.059130805025716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0.0746062407717937">
                <text:p>0.0746062407717937</text:p>
              </table:table-cell>
              <table:table-cell office:value-type="float" office:value="0.0598380861368439">
                <text:p>0.0598380861368439</text:p>
              </table:table-cell>
              <table:table-cell office:value-type="float" office:value="0.074679407333475">
                <text:p>0.074679407333475</text:p>
              </table:table-cell>
              <table:table-cell office:value-type="float" office:value="0.0746882761883229">
                <text:p>0.0746882761883229</text:p>
              </table:table-cell>
              <table:table-cell office:value-type="float" office:value="0.0591309910048122">
                <text:p>0.059130991004812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0.0746072466988081">
                <text:p>0.0746072466988081</text:p>
              </table:table-cell>
              <table:table-cell office:value-type="float" office:value="0.0598376247297879">
                <text:p>0.0598376247297879</text:p>
              </table:table-cell>
              <table:table-cell office:value-type="float" office:value="0.0746806066936574">
                <text:p>0.0746806066936574</text:p>
              </table:table-cell>
              <table:table-cell office:value-type="float" office:value="0.0746874305238562">
                <text:p>0.0746874305238562</text:p>
              </table:table-cell>
              <table:table-cell office:value-type="float" office:value="0.0591305676135233">
                <text:p>0.059130567613523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0.0746072466988081">
                <text:p>0.0746072466988081</text:p>
              </table:table-cell>
              <table:table-cell office:value-type="float" office:value="0.0598374901837887">
                <text:p>0.0598374901837887</text:p>
              </table:table-cell>
              <table:table-cell office:value-type="float" office:value="0.0746784815377345">
                <text:p>0.0746784815377345</text:p>
              </table:table-cell>
              <table:table-cell office:value-type="float" office:value="0.0746867030064305">
                <text:p>0.0746867030064305</text:p>
              </table:table-cell>
              <table:table-cell office:value-type="float" office:value="0.0591299366263299">
                <text:p>0.059129936626329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0.0746072466988081">
                <text:p>0.0746072466988081</text:p>
              </table:table-cell>
              <table:table-cell office:value-type="float" office:value="0.0598381383153478">
                <text:p>0.0598381383153478</text:p>
              </table:table-cell>
              <table:table-cell office:value-type="float" office:value="0.074679758047562">
                <text:p>0.074679758047562</text:p>
              </table:table-cell>
              <table:table-cell office:value-type="float" office:value="0.0746879046028345">
                <text:p>0.0746879046028345</text:p>
              </table:table-cell>
              <table:table-cell office:value-type="float" office:value="0.0591311475403237">
                <text:p>0.059131147540323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0.0746068434335138">
                <text:p>0.0746068434335138</text:p>
              </table:table-cell>
              <table:table-cell office:value-type="float" office:value="0.0598381193074642">
                <text:p>0.0598381193074642</text:p>
              </table:table-cell>
              <table:table-cell office:value-type="float" office:value="0.0746802604520138">
                <text:p>0.0746802604520138</text:p>
              </table:table-cell>
              <table:table-cell office:value-type="float" office:value="0.0746881069808889">
                <text:p>0.0746881069808889</text:p>
              </table:table-cell>
              <table:table-cell office:value-type="float" office:value="0.0591292176810868">
                <text:p>0.059129217681086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